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07in" fo:margin-left="-0.0785in" fo:margin-top="0in" fo:margin-bottom="0in" table:align="left" style:writing-mode="lr-tb"/>
    </style:style>
    <style:style style:name="Table1.A" style:family="table-column">
      <style:table-column-properties style:column-width="3.32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507in" fo:margin-left="-0.0785in" fo:margin-top="0in" fo:margin-bottom="0in" table:align="left" style:writing-mode="lr-tb"/>
    </style:style>
    <style:style style:name="Table2.A" style:family="table-column">
      <style:table-column-properties style:column-width="3.32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P1" style:family="paragraph" style:parent-style-name="Standard">
      <style:text-properties style:font-name="Cambria" fo:font-size="36pt" style:font-name-asian="F" style:font-size-asian="36pt" style:font-name-complex="F" style:font-size-complex="3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Standard" style:list-style-name="WWNum6">
      <style:paragraph-properties fo:text-align="justify" style:justify-single-word="false"/>
    </style:style>
    <style:style style:name="P9" style:family="paragraph" style:parent-style-name="Standard" style:list-style-name="WWNum7">
      <style:paragraph-properties fo:text-align="justify" style:justify-single-word="false"/>
    </style:style>
    <style:style style:name="P10" style:family="paragraph" style:parent-style-name="Standard" style:list-style-name="WWNum8">
      <style:paragraph-properties fo:text-align="justify" style:justify-single-word="false"/>
    </style:style>
    <style:style style:name="P11" style:family="paragraph" style:parent-style-name="Standard" style:list-style-name="WWNum9">
      <style:paragraph-properties fo:text-align="justify" style:justify-single-word="false"/>
    </style:style>
    <style:style style:name="P12" style:family="paragraph" style:parent-style-name="Standard" style:list-style-name="WWNum10">
      <style:paragraph-properties fo:text-align="justify" style:justify-single-word="false"/>
    </style:style>
    <style:style style:name="P13" style:family="paragraph" style:parent-style-name="Standard" style:list-style-name="WWNum11">
      <style:paragraph-properties fo:text-align="justify" style:justify-single-word="false"/>
    </style:style>
    <style:style style:name="P14" style:family="paragraph" style:parent-style-name="Standard">
      <style:paragraph-properties fo:text-align="justify" style:justify-single-word="false"/>
      <style:text-properties officeooo:paragraph-rsid="00215a87"/>
    </style:style>
    <style:style style:name="P15" style:family="paragraph" style:parent-style-name="Standard">
      <loext:graphic-properties draw:fill="solid" draw:fill-color="#ffffff"/>
      <style:paragraph-properties style:line-height-at-least="0.1874in" fo:text-align="justify" style:justify-single-word="false" fo:background-color="#ffffff"/>
    </style:style>
    <style:style style:name="P16" style:family="paragraph" style:parent-style-name="Standard">
      <style:text-properties style:language-complex="bn" style:country-complex="IN"/>
    </style:style>
    <style:style style:name="P17" style:family="paragraph" style:parent-style-name="Standard">
      <style:paragraph-properties fo:text-align="justify" style:justify-single-word="false"/>
      <style:text-properties officeooo:rsid="0018d70f" officeooo:paragraph-rsid="0018d70f"/>
    </style:style>
    <style:style style:name="P18" style:family="paragraph" style:parent-style-name="Standard" style:list-style-name="L1">
      <style:paragraph-properties fo:text-align="justify" style:justify-single-word="false"/>
      <style:text-properties officeooo:rsid="0018d70f" officeooo:paragraph-rsid="0018d70f"/>
    </style:style>
    <style:style style:name="P19" style:family="paragraph" style:parent-style-name="Standard">
      <style:text-properties officeooo:rsid="0019f4c5" officeooo:paragraph-rsid="0019f4c5"/>
    </style:style>
    <style:style style:name="P20" style:family="paragraph" style:parent-style-name="Standard">
      <style:text-properties officeooo:rsid="001a7142" officeooo:paragraph-rsid="001a7142"/>
    </style:style>
    <style:style style:name="P21" style:family="paragraph" style:parent-style-name="Standard">
      <style:text-properties officeooo:rsid="001b1ee7" officeooo:paragraph-rsid="001b1ee7"/>
    </style:style>
    <style:style style:name="P22" style:family="paragraph" style:parent-style-name="Standard">
      <style:text-properties officeooo:rsid="001c75dc" officeooo:paragraph-rsid="001c75dc"/>
    </style:style>
    <style:style style:name="P23" style:family="paragraph" style:parent-style-name="Standard">
      <style:paragraph-properties fo:text-align="center" style:justify-single-word="false" fo:break-before="page"/>
    </style:style>
    <style:style style:name="P24" style:family="paragraph" style:parent-style-name="Standard">
      <style:paragraph-properties fo:margin-top="0in" fo:margin-bottom="0in" loext:contextual-spacing="false"/>
    </style:style>
    <style:style style:name="P25" style:family="paragraph" style:parent-style-name="Standard">
      <style:paragraph-properties fo:margin-top="0in" fo:margin-bottom="0in" loext:contextual-spacing="false" fo:line-height="100%"/>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paragraph-properties fo:margin-top="0in" fo:margin-bottom="0in" loext:contextual-spacing="false" fo:line-height="100%" fo:text-align="end" style:justify-single-word="false"/>
    </style:style>
    <style:style style:name="P28" style:family="paragraph" style:parent-style-name="Standard" style:list-style-name="WWNum1">
      <style:paragraph-properties fo:margin-top="0in" fo:margin-bottom="0in" loext:contextual-spacing="true" fo:line-height="100%" fo:padding="0in" fo:border="none"/>
    </style:style>
    <style:style style:name="P29" style:family="paragraph" style:parent-style-name="Standard" style:list-style-name="WWNum2">
      <style:paragraph-properties fo:margin-top="0in" fo:margin-bottom="0in" loext:contextual-spacing="true" fo:line-height="108%" fo:padding="0in" fo:border="none"/>
    </style:style>
    <style:style style:name="P30" style:family="paragraph" style:parent-style-name="Standard" style:list-style-name="WWNum1">
      <style:paragraph-properties fo:margin-top="0in" fo:margin-bottom="0.111in" loext:contextual-spacing="true" fo:line-height="100%" fo:padding="0in" fo:border="none"/>
    </style:style>
    <style:style style:name="P31" style:family="paragraph" style:parent-style-name="Standard" style:list-style-name="WWNum2">
      <style:paragraph-properties fo:margin-top="0in" fo:margin-bottom="0.111in" loext:contextual-spacing="true" fo:line-height="108%" fo:padding="0in" fo:border="none"/>
    </style:style>
    <style:style style:name="P32" style:family="paragraph" style:parent-style-name="Standard">
      <style:paragraph-properties fo:margin-top="0in" fo:margin-bottom="0.111in" loext:contextual-spacing="true" fo:line-height="108%"/>
      <style:text-properties fo:font-size="12pt" style:font-size-asian="12pt" style:font-size-complex="12pt"/>
    </style:style>
    <style:style style:name="P33" style:family="paragraph" style:parent-style-name="Standard">
      <style:paragraph-properties fo:margin-top="0in" fo:margin-bottom="0.111in" loext:contextual-spacing="true" fo:line-height="108%"/>
    </style:style>
    <style:style style:name="P34" style:family="paragraph" style:parent-style-name="Standard">
      <style:paragraph-properties fo:margin-left="0.25in" fo:margin-right="0in" fo:margin-top="0in" fo:margin-bottom="0.111in" loext:contextual-spacing="true" fo:line-height="100%" fo:text-indent="0in" style:auto-text-indent="false"/>
      <style:text-properties fo:font-size="12pt" style:font-size-asian="12pt" style:font-size-complex="12pt"/>
    </style:style>
    <style:style style:name="P35" style:family="paragraph" style:parent-style-name="Standard">
      <style:paragraph-properties fo:margin-top="0in" fo:margin-bottom="0.1874in" loext:contextual-spacing="false" fo:line-height="100%"/>
      <style:text-properties fo:font-size="12pt" style:font-size-asian="12pt" style:font-size-complex="12pt"/>
    </style:style>
    <style:style style:name="P36" style:family="paragraph" style:parent-style-name="Standard" style:list-style-name="WWNum28">
      <style:paragraph-properties fo:margin-top="0.1945in" fo:margin-bottom="0in" loext:contextual-spacing="false" fo:line-height="100%"/>
      <style:text-properties fo:font-size="12pt" style:font-size-asian="12pt" style:font-size-complex="12pt"/>
    </style:style>
    <style:style style:name="P37" style:family="paragraph" style:parent-style-name="Standard" style:list-style-name="WWNum28">
      <style:paragraph-properties fo:margin-top="0in" fo:margin-bottom="0.1945in" loext:contextual-spacing="false" fo:line-height="100%"/>
      <style:text-properties fo:font-size="12pt" style:font-size-asian="12pt" style:font-size-complex="12pt"/>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center" style:justify-single-word="false" fo:break-before="page"/>
    </style:style>
    <style:style style:name="P40" style:family="paragraph" style:parent-style-name="Heading_20_2" style:list-style-name="WWNum4"/>
    <style:style style:name="P41" style:family="paragraph" style:parent-style-name="Heading_20_2">
      <loext:graphic-properties draw:fill="solid" draw:fill-color="#ffffff"/>
      <style:paragraph-properties fo:margin-top="0.198in" fo:margin-bottom="0.0992in" loext:contextual-spacing="false" fo:background-color="#ffffff"/>
    </style:style>
    <style:style style:name="P42" style:family="paragraph" style:parent-style-name="List_20_Paragraph" style:list-style-name="WWNum3">
      <style:paragraph-properties fo:text-align="justify" style:justify-single-word="false"/>
    </style:style>
    <style:style style:name="P43" style:family="paragraph" style:parent-style-name="List_20_Paragraph" style:list-style-name="WWNum12">
      <style:paragraph-properties fo:text-align="justify" style:justify-single-word="false"/>
    </style:style>
    <style:style style:name="P44" style:family="paragraph" style:parent-style-name="List_20_Paragraph" style:list-style-name="WWNum14">
      <style:paragraph-properties fo:text-align="justify" style:justify-single-word="false"/>
    </style:style>
    <style:style style:name="P45" style:family="paragraph" style:parent-style-name="List_20_Paragraph" style:list-style-name="WWNum15">
      <style:paragraph-properties fo:text-align="justify" style:justify-single-word="false"/>
    </style:style>
    <style:style style:name="P46" style:family="paragraph" style:parent-style-name="List_20_Paragraph" style:list-style-name="WWNum16">
      <style:paragraph-properties fo:text-align="justify" style:justify-single-word="false"/>
    </style:style>
    <style:style style:name="P47" style:family="paragraph" style:parent-style-name="List_20_Paragraph" style:list-style-name="WWNum18">
      <style:paragraph-properties fo:text-align="justify" style:justify-single-word="false"/>
    </style:style>
    <style:style style:name="P48" style:family="paragraph" style:parent-style-name="List_20_Paragraph" style:list-style-name="WWNum17">
      <style:paragraph-properties fo:text-align="justify" style:justify-single-word="false"/>
    </style:style>
    <style:style style:name="P49" style:family="paragraph" style:parent-style-name="List_20_Paragraph" style:list-style-name="WWNum19">
      <style:paragraph-properties fo:text-align="justify" style:justify-single-word="false"/>
    </style:style>
    <style:style style:name="P50" style:family="paragraph" style:parent-style-name="List_20_Paragraph" style:list-style-name="WWNum13">
      <style:paragraph-properties fo:text-align="justify" style:justify-single-word="false"/>
    </style:style>
    <style:style style:name="P51" style:family="paragraph" style:parent-style-name="List_20_Paragraph" style:list-style-name="WWNum29">
      <style:paragraph-properties fo:text-align="justify" style:justify-single-word="false"/>
    </style:style>
    <style:style style:name="P52" style:family="paragraph" style:parent-style-name="List_20_Paragraph" style:list-style-name="WWNum30">
      <style:paragraph-properties fo:text-align="justify" style:justify-single-word="false"/>
    </style:style>
    <style:style style:name="P53" style:family="paragraph" style:parent-style-name="List_20_Paragraph" style:list-style-name="WWNum31">
      <style:paragraph-properties fo:text-align="justify" style:justify-single-word="false"/>
    </style:style>
    <style:style style:name="P54" style:family="paragraph" style:parent-style-name="List_20_Paragraph" style:list-style-name="WWNum38">
      <style:paragraph-properties fo:text-align="justify" style:justify-single-word="false"/>
    </style:style>
    <style:style style:name="P55" style:family="paragraph" style:parent-style-name="List_20_Paragraph" style:list-style-name="WWNum39">
      <style:paragraph-properties fo:text-align="justify" style:justify-single-word="false"/>
    </style:style>
    <style:style style:name="P56" style:family="paragraph" style:parent-style-name="List_20_Paragraph" style:list-style-name="WWNum32">
      <style:paragraph-properties fo:text-align="justify" style:justify-single-word="false"/>
    </style:style>
    <style:style style:name="P57" style:family="paragraph" style:parent-style-name="List_20_Paragraph" style:list-style-name="WWNum33">
      <style:paragraph-properties fo:text-align="justify" style:justify-single-word="false"/>
    </style:style>
    <style:style style:name="P58" style:family="paragraph" style:parent-style-name="List_20_Paragraph" style:list-style-name="WWNum35">
      <style:paragraph-properties fo:text-align="justify" style:justify-single-word="false"/>
    </style:style>
    <style:style style:name="P59" style:family="paragraph" style:parent-style-name="List_20_Paragraph" style:list-style-name="WWNum36">
      <style:paragraph-properties fo:text-align="justify" style:justify-single-word="false"/>
    </style:style>
    <style:style style:name="P60" style:family="paragraph" style:parent-style-name="List_20_Paragraph" style:list-style-name="WWNum37">
      <style:paragraph-properties fo:text-align="justify" style:justify-single-word="false"/>
    </style:style>
    <style:style style:name="P61" style:family="paragraph" style:parent-style-name="List_20_Paragraph" style:list-style-name="WWNum4">
      <style:paragraph-properties fo:text-align="justify" style:justify-single-word="false"/>
    </style:style>
    <style:style style:name="P62" style:family="paragraph" style:parent-style-name="List_20_Paragraph" style:list-style-name="WWNum20"/>
    <style:style style:name="P63" style:family="paragraph" style:parent-style-name="List_20_Paragraph" style:list-style-name="WWNum21"/>
    <style:style style:name="P64" style:family="paragraph" style:parent-style-name="List_20_Paragraph" style:list-style-name="WWNum22"/>
    <style:style style:name="P65" style:family="paragraph" style:parent-style-name="List_20_Paragraph" style:list-style-name="WWNum23"/>
    <style:style style:name="P66" style:family="paragraph" style:parent-style-name="List_20_Paragraph" style:list-style-name="WWNum24"/>
    <style:style style:name="P67" style:family="paragraph" style:parent-style-name="List_20_Paragraph" style:list-style-name="WWNum26"/>
    <style:style style:name="P68" style:family="paragraph" style:parent-style-name="List_20_Paragraph" style:list-style-name="WWNum27"/>
    <style:style style:name="P69" style:family="paragraph" style:parent-style-name="List_20_Paragraph" style:list-style-name="WWNum34"/>
    <style:style style:name="P70" style:family="paragraph" style:parent-style-name="List_20_Paragraph" style:list-style-name="WWNum4"/>
    <style:style style:name="P71" style:family="paragraph" style:parent-style-name="List_20_Paragraph" style:list-style-name="WWNum4">
      <style:text-properties officeooo:rsid="001d69e3" officeooo:paragraph-rsid="001d69e3"/>
    </style:style>
    <style:style style:name="P72" style:family="paragraph" style:parent-style-name="List_20_Paragraph">
      <style:text-properties officeooo:rsid="001d69e3" officeooo:paragraph-rsid="001d69e3"/>
    </style:style>
    <style:style style:name="P73" style:family="paragraph" style:parent-style-name="List_20_Paragraph">
      <style:text-properties officeooo:rsid="00214e86" officeooo:paragraph-rsid="00214e86"/>
    </style:style>
    <style:style style:name="P74" style:family="paragraph" style:parent-style-name="No_20_Spacing">
      <style:text-properties style:font-name="Cambria" fo:font-size="18pt" style:font-name-asian="F" style:font-size-asian="18pt" style:font-name-complex="F" style:font-size-complex="18pt"/>
    </style:style>
    <style:style style:name="P75" style:family="paragraph" style:parent-style-name="No_20_Spacing">
      <style:text-properties style:font-name="Cambria" fo:font-size="18pt" style:font-name-asian="F" style:font-size-asian="18pt" style:font-name-complex="F" style:font-size-complex="18pt"/>
    </style:style>
    <style:style style:name="P76" style:family="paragraph" style:parent-style-name="No_20_Spacing" style:master-page-name="First_20_Page">
      <style:paragraph-properties style:page-number="auto"/>
      <style:text-properties style:font-name="Cambria" fo:font-size="36pt" style:font-name-asian="F" style:font-size-asian="36pt" style:font-name-complex="F" style:font-size-complex="36pt"/>
    </style:style>
    <style:style style:name="P77" style:family="paragraph">
      <loext:graphic-properties draw:fill="solid" draw:fill-color="#4bacc6"/>
      <style:paragraph-properties fo:text-align="center"/>
    </style:style>
    <style:style style:name="P78" style:family="paragraph">
      <loext:graphic-properties draw:fill="solid" draw:fill-color="#ffffff"/>
      <style:paragraph-properties fo:text-align="center"/>
    </style:style>
    <style:style style:name="T1" style:family="text">
      <style:text-properties style:font-name="Cambria" fo:font-size="36pt" style:font-name-asian="F" style:font-size-asian="36pt" style:font-name-complex="F" style:font-size-complex="36pt"/>
    </style:style>
    <style:style style:name="T2" style:family="text">
      <style:text-properties style:font-name="Cambria" fo:font-size="18pt" style:font-name-asian="F" style:font-size-asian="18pt" style:font-name-complex="F" style:font-size-complex="18pt"/>
    </style:style>
    <style:style style:name="T3" style:family="text">
      <style:text-properties fo:color="#808080" fo:font-size="24pt" style:font-size-asian="24pt" style:font-size-complex="24pt"/>
    </style:style>
    <style:style style:name="T4" style:family="text">
      <style:text-properties fo:color="#808080" fo:font-size="16pt" fo:font-weight="bold" style:font-size-asian="16pt" style:font-weight-asian="bold" style:font-size-complex="16pt"/>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style>
    <style:style style:name="T7" style:family="text">
      <style:text-properties fo:color="#ff0000" fo:font-size="16pt" fo:font-weight="bold" style:font-size-asian="16pt" style:font-weight-asian="bold" style:font-size-complex="16pt"/>
    </style:style>
    <style:style style:name="T8" style:family="text">
      <style:text-properties fo:color="#ff0000" fo:font-size="16pt" style:font-size-asian="16pt" style:font-size-complex="16pt"/>
    </style:style>
    <style:style style:name="T9" style:family="text">
      <style:text-properties fo:color="#ff0000" fo:font-size="12pt" style:font-size-asian="12pt" style:font-size-complex="12pt"/>
    </style:style>
    <style:style style:name="T10" style:family="text">
      <style:text-properties fo:color="#ff0000" style:font-name="Calibri" fo:font-size="12pt" fo:font-weight="normal" style:font-size-asian="12pt" style:font-weight-asian="normal" style:font-name-complex="Arial1" style:font-size-complex="12pt"/>
    </style:style>
    <style:style style:name="T11" style:family="text">
      <style:text-properties fo:font-size="12pt" style:font-size-asian="12pt" style:font-size-complex="12pt"/>
    </style:style>
    <style:style style:name="T12" style:family="text">
      <style:text-properties fo:font-size="12pt" style:font-size-asian="12pt" style:font-size-complex="12pt" style:language-complex="bn" style:country-complex="IN"/>
    </style:style>
    <style:style style:name="T13" style:family="text">
      <style:text-properties fo:font-size="12pt" style:font-size-asian="12pt" style:font-size-complex="12pt" style:font-weight-complex="bold"/>
    </style:style>
    <style:style style:name="T14" style:family="text">
      <style:text-properties fo:font-size="12pt" officeooo:rsid="00215a87" style:font-size-asian="12pt" style:font-size-complex="12pt"/>
    </style:style>
    <style:style style:name="T15" style:family="text">
      <style:text-properties fo:font-size="12pt" fo:font-weight="bold" style:font-size-asian="12pt" style:font-weight-asian="bold"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style:text-position="super 58%"/>
    </style:style>
    <style:style style:name="T18" style:family="text">
      <style:text-properties style:text-position="super 58%" fo:font-size="12pt" style:font-size-asian="12pt" style:font-size-complex="12pt"/>
    </style:style>
    <style:style style:name="T19" style:family="text">
      <style:text-properties style:language-complex="bn" style:country-complex="IN"/>
    </style:style>
    <style:style style:name="T20" style:family="text">
      <style:text-properties fo:font-size="20pt" style:font-size-asian="20pt" style:font-size-complex="20pt"/>
    </style:style>
    <style:style style:name="T21" style:family="text">
      <style:text-properties fo:background-color="#ffffff"/>
    </style:style>
    <style:style style:name="T22" style:family="text">
      <style:text-properties fo:font-size="14pt" style:font-size-asian="14pt" style:font-size-complex="14pt"/>
    </style:style>
    <style:style style:name="T23" style:family="text">
      <style:text-properties style:font-name="Times New Roman"/>
    </style:style>
    <style:style style:name="T24" style:family="text">
      <style:text-properties fo:color="#000000" style:font-name="Arial" fo:font-size="9pt" style:font-name-asian="Times New Roman1" style:font-size-asian="9pt" style:font-name-complex="Arial1" style:font-weight-complex="bold"/>
    </style:style>
    <style:style style:name="T25" style:family="text">
      <style:text-properties fo:color="#000000" style:font-name="Arial" fo:font-size="9pt" style:font-name-asian="Times New Roman1" style:font-size-asian="9pt" style:font-name-complex="Arial1" style:font-size-complex="9pt"/>
    </style:style>
    <style:style style:name="T26" style:family="text">
      <style:text-properties fo:color="#000000" style:font-name="Arial" style:font-name-asian="Times New Roman1" style:font-name-complex="Arial1" style:font-weight-complex="bold"/>
    </style:style>
    <style:style style:name="T27" style:family="text">
      <style:text-properties fo:color="#000000" style:font-name="Arial" style:font-name-asian="Times New Roman1" style:font-name-complex="Arial1"/>
    </style:style>
    <style:style style:name="T28" style:family="text">
      <style:text-properties fo:color="#333333" style:font-name="Calibri" fo:font-size="12pt" fo:font-weight="normal" style:font-size-asian="12pt" style:font-weight-asian="normal" style:font-name-complex="Arial1" style:font-size-complex="12pt"/>
    </style:style>
    <style:style style:name="T29" style:family="text">
      <style:text-properties fo:color="#0063dc" style:font-name="Calibri" fo:font-size="12pt" fo:font-style="italic" fo:font-weight="normal" style:font-size-asian="12pt" style:font-style-asian="italic" style:font-weight-asian="normal" style:font-name-complex="Arial1" style:font-size-complex="12pt" style:font-style-complex="italic"/>
    </style:style>
    <style:style style:name="T30" style:family="text">
      <style:text-properties fo:color="#00000a" fo:font-size="12pt" style:text-underline-style="none" style:font-size-asian="12pt" style:font-size-complex="12pt"/>
    </style:style>
    <style:style style:name="T31" style:family="text">
      <style:text-properties officeooo:rsid="001b1ee7"/>
    </style:style>
    <text:list-style style:name="L1">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style:style style:name="gr1" style:family="graphic">
      <style:graphic-properties draw:stroke="solid" svg:stroke-width="0in" svg:stroke-color="#31849b" draw:stroke-linejoin="round" draw:fill="solid" draw:fill-color="#4bacc6" draw:textarea-horizontal-align="center" draw:textarea-vertical-align="top" fo:margin-left="0.1252in" fo:margin-right="0.1252in" fo:margin-top="0in" fo:margin-bottom="0in"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in" svg:stroke-color="#31849b" draw:stroke-linejoin="round" draw:fill="solid" draw:fill-color="#4bacc6" draw:textarea-horizontal-align="center" draw:textarea-vertical-align="top" fo:margin-left="0.1252in" fo:margin-right="0.1252in" fo:margin-top="0in" fo:margin-bottom="0in" style:run-through="foreground" style:wrap="run-through" style:number-wrapped-paragraphs="no-limit" style:vertical-pos="top" style:vertical-rel="paragraph" style:horizontal-pos="center" style:horizontal-rel="page" draw:wrap-influence-on-position="once-concurrent" style:flow-with-text="false" loext:rel-width-rel="page"/>
    </style:style>
    <style:style style:name="gr3" style:family="graphic">
      <style:graphic-properties draw:stroke="solid" svg:stroke-width="0in" svg:stroke-color="#31849b"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middle" style:vertical-rel="page" style:horizontal-pos="center" style:horizontal-rel="paragraph" draw:wrap-influence-on-position="once-concurrent" style:flow-with-text="fals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rect text:anchor-type="char" style:rel-width="105%" draw:z-index="0" draw:style-name="gr1" draw:text-style-name="P77" svg:width="9.1315in" svg:height="0.8894in" svg:x="-0.3161in" svg:y="10.1102in"><text:p/></draw:rect><draw:rect text:anchor-type="char" style:rel-height="105%" draw:z-index="3" draw:style-name="gr3" draw:text-style-name="P78" svg:width="0.0996in" svg:height="11.7567in" svg:x="3.2in" svg:y="-0.3783in"><text:p/></draw:rect><draw:rect text:anchor-type="char" style:rel-height="105%" draw:z-index="2" draw:style-name="gr3" draw:text-style-name="P78" svg:width="0.0996in" svg:height="11.7567in" svg:x="3.2in" svg:y="-0.3783in"><text:p/></draw:rect><draw:rect text:anchor-type="char" style:rel-width="105%" draw:z-index="1" draw:style-name="gr2" draw:text-style-name="P77" svg:width="9.1315in" svg:height="0.8894in" svg:x="-0.3161in" svg:y="0in"><text:p/></draw:rect></text:p>
      <text:p text:style-name="No_20_Spacing"><text:span text:style-name="T1">Real World Challenges of Implementing Information Systems in Financial Institution: the Perspective of Bangladesh Development Bank Limited (BDBL)</text:span></text:p>
      <text:p text:style-name="No_20_Spacing"><text:span text:style-name="T2">Term Paper</text:span></text:p>
      <text:p text:style-name="P74"/>
      <text:p text:style-name="P74"/>
      <text:p text:style-name="No_20_Spacing"/>
      <text:p text:style-name="No_20_Spacing"/>
      <text:p text:style-name="No_20_Spacing"/>
      <text:p text:style-name="Standard"/>
      <text:p text:style-name="P1"/>
      <text:p text:style-name="P23"><text:span text:style-name="T3">Submitted to</text:span></text:p>
      <text:p text:style-name="P2"><text:span text:style-name="T5">Dr Mohammed Shafiul Alam Khan</text:span></text:p>
      <text:p text:style-name="P2"><text:span text:style-name="T5">Associate Professor</text:span></text:p>
      <text:p text:style-name="P2"><text:span text:style-name="T5">Institute of Information Technology</text:span></text:p>
      <text:p text:style-name="P2"><text:span text:style-name="T5">University of Dhaka</text:span></text:p>
      <text:p text:style-name="P4"/>
      <text:p text:style-name="P2"><text:span text:style-name="T3">Submitted by</text:span></text:p>
      <text:p text:style-name="P2"><text:span text:style-name="T6">Group </text:span><text:span text:style-name="T7">7</text:span></text:p>
      <text:p text:style-name="P2"><text:span text:style-name="T5">Tulshi Chandra Das (BSSE0811)</text:span></text:p>
      <text:p text:style-name="P2"><text:span text:style-name="T5">Afia Sajeeda (BSSE832)</text:span></text:p>
      <text:p text:style-name="P2"><text:span text:style-name="T5">Saara Sheneen (BSSE833)</text:span></text:p>
      <text:p text:style-name="P2"><text:span text:style-name="T5">Maloy Kanti Sarkar (BSSE834)</text:span></text:p>
      <text:p text:style-name="P2"><text:span text:style-name="T5">Batch BSSE08</text:span></text:p>
      <text:p text:style-name="P2"><text:span text:style-name="T5">Institute of Information Technology</text:span></text:p>
      <text:p text:style-name="P2"><text:span text:style-name="T5">University of Dhaka</text:span></text:p>
      <text:p text:style-name="P2"><text:span text:style-name="T5">Date of Submission: </text:span><text:span text:style-name="T8">20/11/18</text:span></text:p>
      <text:p text:style-name="P2"/>
      <text:p text:style-name="P2"/>
      <text:p text:style-name="P2"/>
      <text:p text:style-name="Standard"/>
      <text:p text:style-name="P2"><text:span text:style-name="T4">LETTER OF TRANSMITTAL</text:span></text:p>
      <text:p text:style-name="Standard"><text:soft-page-break/><text:span text:style-name="T11">8</text:span><text:span text:style-name="T18">th</text:span><text:span text:style-name="T11"> April 2018</text:span></text:p>
      <text:p text:style-name="P24"><text:span text:style-name="T11">Mr. Md. Iftekharul Amin</text:span></text:p>
      <text:p text:style-name="P24"><text:span text:style-name="T11">Assistant Professor </text:span></text:p>
      <text:p text:style-name="P24"><text:span text:style-name="T11">Institute of Business Administration </text:span></text:p>
      <text:p text:style-name="P24"><text:span text:style-name="T11">University Of Dhaka </text:span></text:p>
      <text:p text:style-name="P5"/>
      <text:p text:style-name="Standard"><text:span text:style-name="T11">Subject: Submission of term paper on ‘Real World Challenges of Implementing Information Systems in Financial Institution: the Perspective of Bangladesh Development Bank Limited (BDBL)’</text:span></text:p>
      <text:p text:style-name="Standard"><text:span text:style-name="T11">Dear Sir </text:span></text:p>
      <text:p text:style-name="P7"><text:span text:style-name="T11">With due respect, we are pleased to submit the final report on ‘Real World Challenges of Implementing Information Systems in Financial Institution: the Perspective of Bangladesh Development Bank Limited (BDBL)’. Although this report may have shortcomings we did try our level best to produce an acceptable report. </text:span></text:p>
      <text:p text:style-name="Standard"><text:span text:style-name="T11">We would be highly obliged if you could overlook our mistakes and accept the efforts we have put into preparing this document. </text:span></text:p>
      <text:p text:style-name="Standard"><text:span text:style-name="T11">Sincerely yours </text:span></text:p>
      <text:p text:style-name="Standard"><text:span text:style-name="T11">Tulshi Chandra Das (BSSE0811)</text:span></text:p>
      <text:p text:style-name="Standard"><text:span text:style-name="T11">Afia Sajeeda (BSSE832)</text:span></text:p>
      <text:p text:style-name="Standard"><text:span text:style-name="T11">Saara Sheneen (BSSE833)</text:span></text:p>
      <text:p text:style-name="Standard"><text:span text:style-name="T11">Maloy Kanti Sarkar (BSSE834)</text:span></text:p>
      <text:p text:style-name="Standard"><text:span text:style-name="T11">BSSE 8th batch</text:span></text:p>
      <text:p text:style-name="Standard"><text:span text:style-name="T11"><text:s/>Institute of Information Technology </text:span></text:p>
      <text:p text:style-name="P7"><text:span text:style-name="T11">University of Dhaka</text:span></text:p>
      <text:p text:style-name="Standard"/>
      <text:p text:style-name="Standard"/>
      <text:p text:style-name="Standard"/>
      <text:p text:style-name="P2"><text:span text:style-name="T4">ACKNOWLEDGEMENT</text:span></text:p>
      <text:p text:style-name="P7"><text:soft-page-break/><text:span text:style-name="T11">We are highly indebted for getting an opportunity to visit a well reputed organization like Bangladesh Development Bank Limited (BDBL) and get familiar with the information system of an organization. We would like to express our gratitude to our course teacher, Dr. Mohammed Shafiul Alam Khan, Associate Professor, Institute of Information Technology, University Of Dhaka, for giving us the opportunity to get a light experience of the environment of a financial organization. Lastly, we would like to thank the kind and helpful employees of BDBL who have given us their time and have shared information crucial to this term paper.</text:span></text:p>
      <text:p text:style-name="Standard"/>
      <text:p text:style-name="Standard"/>
      <text:p text:style-name="Standard"/>
      <text:p text:style-name="Standard"/>
      <text:p text:style-name="Standard"/>
      <text:p text:style-name="Standard"/>
      <text:h text:style-name="P39" text:outline-level="1">Abstract</text:h>
      <text:p text:style-name="P15"><text:span text:style-name="T19">This study explored the IT infrastructure of BDBL, </text:span>A State-Owned Specialized Commercial Bank, Bangladesh. The objectives of the paper is to address the challenges of implementing Information System of commercial organization. T<text:bookmark text:name="_GoBack"/>he survey analyses the implementation problems in this organization. The study brings to light that the organization has enough Information System infrastructure but it still encounters some problems in information system processes. It is also revealed that there exist some lack of strategic planning and improper interdepartmental coordination for inappropriate information system. The study it has come to light that failure of proper management support and not having a clear cut business strategy are responsible for launching problematic IS strategy in the organization. After all, the survey analysis show that Information system differs on the top management support and weakness of the Information System functions in defining abilities to implement the recommended strategy. The survey result indicates that management challenges for IT could be avoided if there were an adequate connection between IT and business.</text:p>
      <text:p text:style-name="P15"/>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text:span text:style-name="T4">EXECUTIVE SUMMARY</text:span></text:p>
      <text:p text:style-name="Standard"><text:span text:style-name="T9">This report was formulated to throw light on the information system of an organization and to describe the relevant findings from the visit of the respective organization. The members of Group 8 of BSSE08 had visited MCC Ltd on March 12, 2018. Multimedia Content &amp; Communications (MCC) Ltd. is a leading Bangladeshi IT company pioneered in mobile applications with specialization in web applications and multimedia content development. This leading company runs on the integrated efforts of several departments (or teams) which are namely, Tech Team, Graphics Team, Marketing Team, Business Team, Content Team and Management Team. The Tech Team is responsible for building software, application or website. Graphics Team sketches the interface design. Marketing Team is responsible to advertise the products. The Business Team plays the crucial role of interacting with the client and noting down the customer’s requirements which will be delivered to the Tech Team. <text:s/>For the purpose of project management, MCC prefers the use of existing platforms on the internet. Slack and Freedcamp are software specific communication tools. Besides these, MCC makes use of regular communication web applications like Gmail, GoogleSlides and Hangout. Gitlab is a Tech Team favorite because of its version control system. MCC markets some of its products on renowned module sharing platforms like CodeCanyon and Invato. MCC has its own Meeting Management System Platform. The system has authorized users who will receive notifications about meetings from top level managers. Notifications can be received based on department/team. Meeting agenda can be maintained on this platform. MCC has a few other information systems such as employee attendance system (receives fingerprints of employees upon entry and last exit for that day), employee of the month (based on performance), dining management system and office environment management system.</text:sp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38" text:outline-level="1"><text:bookmark-start text:name="_Toc511805885"/><text:span text:style-name="T20">Chapter 1: INTRODUCTION</text:span><text:bookmark-end text:name="_Toc511805885"/></text:h>
      <text:p text:style-name="Standard"><text:span text:style-name="T11">In this section of the document we will discuss the purpose of this document.</text:span></text:p>
      <text:list xml:id="list2341467101" text:style-name="WWNum4">
        <text:list-item>
          <text:list>
            <text:list-item>
              <text:h text:style-name="P40" text:outline-level="2"><text:bookmark text:name="_gjdgxs"/><text:bookmark-start text:name="_Toc511805886"/><text:span text:style-name="T5">BACKGROUND</text:span><text:bookmark-end text:name="_Toc511805886"/></text:h>
            </text:list-item>
          </text:list>
        </text:list-item>
      </text:list>
      <text:p text:style-name="P7"><text:span text:style-name="T11">The information system of an organization consists of one or more hardware or software media with the aim of facilitating organization activities. In other words, an information system (IS) is a group of components that interact to produce information. It focuses on the internal rather than the external.</text:span><text:span text:style-name="T18">[1]</text:span></text:p>
      <text:p text:style-name="P7"><text:span text:style-name="T21">The main task of a specific information system is to support operations, management and </text:span><text:a xlink:type="simple" xlink:href="https://en.wikipedia.org/wiki/Decision-making" text:style-name="ListLabel_20_175" text:visited-style-name="ListLabel_20_175"><text:span text:style-name="T21">decision-making</text:span></text:a><text:span text:style-name="T21">. The </text:span><text:a xlink:type="simple" xlink:href="https://en.wikipedia.org/wiki/Information_and_communication_technology" text:style-name="ListLabel_20_175" text:visited-style-name="ListLabel_20_175"><text:span text:style-name="T21">information and communication technology</text:span></text:a><text:span text:style-name="T21"> (ICT) that an organization uses, and also the way in which people interact with this technology in support of business processes are all parts of the information system.</text:span></text:p>
      <text:h text:style-name="Heading_20_2" text:outline-level="2"><text:bookmark-start text:name="_Toc511805887"/><text:span text:style-name="T5">1.2. ORIGIN OF THE REPORT</text:span><text:bookmark-end text:name="_Toc511805887"/></text:h>
      <text:p text:style-name="P7"><text:span text:style-name="T11">The project is a requirement for the academic course BUS 602, Management Information Systems. In this course, we are learning the need for studying information system, the necessity of information system in business and the role of information system in gaining competitive strategy.</text:span></text:p>
      <text:p text:style-name="P7"><text:span text:style-name="T11">The purpose of the term project is to comprehend the challenges of implementing an information system in a dynamic world. This document will be depicting the struggles faced by BDBL, a state owned specialized commercial bank.</text:span></text:p>
      <text:h text:style-name="Heading_20_2" text:outline-level="2"><text:bookmark-start text:name="_Toc511805888"/><text:span text:style-name="T5">1.3. OBJECTIVES</text:span><text:bookmark-end text:name="_Toc511805888"/><text:span text:style-name="T5"><text:tab/></text:span></text:h>
      <text:p text:style-name="P7"><text:span text:style-name="T11">This section throws light on the objectives of this study. The objectives can be classified into two categories: Broad Objectives and Specific Objectives</text:span></text:p>
      <text:h text:style-name="Heading_20_3" text:outline-level="3"><text:bookmark text:name="_30j0zll"/><text:bookmark-start text:name="_Toc511805889"/><text:span text:style-name="T22">1.3.1. BROAD OBJECTIVES</text:span><text:bookmark-end text:name="_Toc511805889"/></text:h>
      <text:p text:style-name="P7"><text:span text:style-name="T11">The broad objectives of the study are stated below.</text:span></text:p>
      <text:list xml:id="list894772460" text:style-name="WWNum3">
        <text:list-item>
          <text:p text:style-name="P42"><text:span text:style-name="T11">to comprehend how an organization functions</text:span></text:p>
        </text:list-item>
        <text:list-item>
          <text:p text:style-name="P42"><text:span text:style-name="T23">to learn how to participate in a formal meeting</text:span></text:p>
        </text:list-item>
        <text:list-item>
          <text:p text:style-name="P42"><text:span text:style-name="T11">to </text:span><text:span text:style-name="T23">develop report presentation skills</text:span></text:p>
        </text:list-item>
        <text:list-item>
          <text:p text:style-name="P42"><text:soft-page-break/><text:span text:style-name="T11">to implement </text:span><text:span text:style-name="T23">competent language usage learnt throughout the course</text:span></text:p>
        </text:list-item>
      </text:list>
      <text:h text:style-name="Heading_20_3" text:outline-level="3"><text:bookmark text:name="_1fob9te"/><text:bookmark-start text:name="_Toc511805890"/><text:span text:style-name="T22">1.3.2. SPECIFIC OBJECTIVES</text:span><text:bookmark-end text:name="_Toc511805890"/></text:h>
      <text:p text:style-name="Standard"><text:span text:style-name="T11">The specific objectives of the project are stated below.</text:span></text:p>
      <text:list xml:id="list2589661394" text:style-name="WWNum1">
        <text:list-item>
          <text:p text:style-name="P28"><text:span text:style-name="T11">to observe the existing workflow</text:span></text:p>
        </text:list-item>
        <text:list-item>
          <text:p text:style-name="P28"><text:span text:style-name="T11">to learn about the information systems that are used in the organization</text:span></text:p>
        </text:list-item>
        <text:list-item>
          <text:p text:style-name="P28"><text:span text:style-name="T11">to identify the purpose of information system</text:span></text:p>
        </text:list-item>
        <text:list-item>
          <text:p text:style-name="P28"><text:span text:style-name="T11">to identify the influence of the information on business strategy</text:span></text:p>
        </text:list-item>
        <text:list-item>
          <text:p text:style-name="P30"><text:span text:style-name="T11">to learn about the benefits and the problems of the system in use</text:span></text:p>
        </text:list-item>
      </text:list>
      <text:p text:style-name="P34"/>
      <text:h text:style-name="Heading_20_2" text:outline-level="2"><text:bookmark text:name="_3znysh7"/><text:bookmark-start text:name="_Toc511805891"/><text:span text:style-name="T5">1.4. SCOPE</text:span><text:bookmark-end text:name="_Toc511805891"/></text:h>
      <text:p text:style-name="Standard"><text:span text:style-name="T11">A challenge encountered when first working on a project is defining, at a fairly granular level, its scope. Project scope is the part of project planning that involves determining and documenting a list of specific project goals, deliverables, tasks, costs and deadlines. The documentation of a project's scope, which is called a scope statement, explains the boundaries of the project, establishes responsibilities for each team member and sets up procedures for how completed work will be verified and approved. The scope statement also provides the project team with guidelines for making decisions about change requests during the project.</text:span></text:p>
      <text:p text:style-name="P7"><text:span text:style-name="T11">In other words, we define what we would do and what we will not do in our project scope. In our project proposal, we have defined the scope of our project, that is, the information system of BDBL.</text:span></text:p>
      <text:h text:style-name="Heading_20_2" text:outline-level="2"><text:bookmark-start text:name="_Toc511805892"/><text:span text:style-name="T5">1.5. LIMITATIONS</text:span><text:bookmark-end text:name="_Toc511805892"/></text:h>
      <text:p text:style-name="Standard">The three most significant project constraints -- schedule, cost and scope -- are sometimes known as the triple constraint or the project management triangle. A project’s scope involves the specific goals, deliverables and tasks that define the boundaries of the project. The schedule (sometimes stated more broadly as time) specifies the timeline according to which those components will be delivered, including the final deadline for completion. Cost (sometimes stated more broadly as resources) involves the financial limitation of resources input to the project and also the overall limit for the total amount that can be spent<text:span text:style-name="T17">[2]</text:span>.</text:p>
      <text:p text:style-name="P7"><text:span text:style-name="T11"><text:s/>In this report, subjects irrelevant to be the information system, for example, business topics unrelated to the use of technology will not be discussed.</text:span></text:p>
      <text:h text:style-name="Heading_20_2" text:outline-level="2"><text:bookmark text:name="_2et92p0"/><text:bookmark-start text:name="_Toc511805893"/><text:soft-page-break/><text:span text:style-name="T5">1.6</text:span><text:bookmark-end text:name="_Toc511805893"/><text:span text:style-name="T5">. METHODOLOGY</text:span></text:h>
      <text:p text:style-name="Standard"><text:span text:style-name="T11">Any project involves data collection. A methodology is a model, which project managers employ for the design, planning, implementation and achievement of their project objectives. There are different project management methodologies to benefit different projects</text:span><text:span text:style-name="T18">[3]</text:span><text:span text:style-name="T11">.</text:span></text:p>
      <text:p text:style-name="P7"><text:span text:style-name="T11">In this section, we mention the sources of data and the methods of data accession.</text:span></text:p>
      <text:p text:style-name="P6"/>
      <text:h text:style-name="Heading_20_3" text:outline-level="3"><text:bookmark text:name="_tyjcwt"/><text:bookmark-start text:name="_Toc511805894"/><text:span text:style-name="T22">1.6.1. DATA SOURCE</text:span><text:bookmark-end text:name="_Toc511805894"/></text:h>
      <text:p text:style-name="P7"><text:span text:style-name="T11">The source of data for our project can be categorized into two groups:</text:span></text:p>
      <text:p text:style-name="P7"><text:span text:style-name="T11">1) <text:s/></text:span><text:span text:style-name="T15">Primary Source</text:span><text:span text:style-name="T11">: employees of BDBL</text:span></text:p>
      <text:p text:style-name="P7"><text:span text:style-name="T11">2) <text:s/></text:span><text:span text:style-name="T15">Secondary Source</text:span><text:span text:style-name="T11">: website of BDBL</text:span></text:p>
      <text:h text:style-name="Heading_20_3" text:outline-level="3"><text:bookmark text:name="_3dy6vkm"/><text:bookmark-start text:name="_Toc511805895"/><text:span text:style-name="T22">1.6.2. DATA ACCESSION METHOD</text:span><text:bookmark-end text:name="_Toc511805895"/></text:h>
      <text:p text:style-name="Standard"><text:span text:style-name="T11">For this project, we will access data by the following methods:</text:span></text:p>
      <text:list xml:id="list867672717" text:style-name="WWNum2">
        <text:list-item>
          <text:p text:style-name="P29"><text:span text:style-name="T11">Interviewing employees of BDBL</text:span></text:p>
        </text:list-item>
        <text:list-item>
          <text:p text:style-name="P31"><text:span text:style-name="T11">Visiting the official website of BDBL</text:span></text:p>
        </text:list-item>
      </text:list>
      <text:p text:style-name="P32"/>
      <text:p text:style-name="P33"><text:span text:style-name="T11">We made an appointment at 11:00 pm, 21</text:span><text:span text:style-name="T18">st</text:span><text:span text:style-name="T11"> October. We met a representative of the Management Information Solution department as well as senior officials of the Information Technology Operations and the Information Technology Systems departments. They provided us with information relevant to the information system.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P38" text:outline-level="1"><text:bookmark-start text:name="_Toc511805896"/><text:span text:style-name="T20">CHAPTER 2: BDBL </text:span><text:bookmark-end text:name="_Toc511805896"/><text:span text:style-name="T20">AND ITS OPERATIONS</text:span></text:h>
      <text:p text:style-name="Standard"><text:span text:style-name="T11">In this section, we discuss the existing workflow in BDBL and its use of information systems.</text:span></text:p>
      <text:h text:style-name="Heading_20_2" text:outline-level="2"><text:bookmark-start text:name="_Toc511805897"/><text:span text:style-name="T5">2.1. OVERVIEW OF BDBL </text:span><text:bookmark-end text:name="_Toc511805897"/></text:h>
      <text:p text:style-name="Standard"><text:span text:style-name="T19">This section provides a birds-eye view of BDBL as a financial institution.</text:span></text:p>
      <text:p text:style-name="Standard"><text:span text:style-name="T19">2.1.1. FORMATION OF BDBL</text:span></text:p>
      <text:p text:style-name="P7"><text:span text:style-name="T11">With the decision of the Government, Bangladesh Development Bank Ltd. (BDBL) was incorporated on 16 November, 2009 as a Public Company Limited <text:s/>by shares under the Companies Act, 1994 by amalgamation of <text:s/>former Bangladesh Shilpa Bank (BSB) and Bangladesh Shilpa Rin Sangstha (BSRS), two Development Financial Institutions (DFIs) in the public sector.</text:span></text:p>
      <text:p text:style-name="P7"><text:span text:style-name="T11">Bangladesh Shilpa Bank (BSB) was established on October 31, 1972 for accelerating the industrial pace of the country through providing loan and equity to the industrial projects as per Bangladesh Shilpa Bank Order, 1972 (President’s Order No. 129 of 1972).</text:span></text:p>
      <text:p text:style-name="P7"><text:span text:style-name="T11">With the same objective, Bangladesh Shilpa Rin Sangstha (BSRS) was also established on October 31, 1972 as per Bangladesh Shilpa Rin Sangstha Order, 1972 (President’s Order No. 128 of 1972).</text:span></text:p>
      <text:p text:style-name="P7"><text:soft-page-break/><text:span text:style-name="T11">In order to carry on business of BDBL, Bangladesh Bank issued banking license on 19-11-2009.</text:span></text:p>
      <text:p text:style-name="P7"><text:span text:style-name="T11">Two Vendors’ Agreements were signed between the Government of the People’s Republic of Bangladesh and the BDBL on 31 December, 2009 to acquire and take-over all of their (BSB &amp; BSRS) assets, benefits, <text:s/>rights, powers, authorities, privileges, liabilities, borrowings and obligations and to carry on with the same business.</text:span></text:p>
      <text:p text:style-name="P7"><text:span text:style-name="T11">As a Public Limited Company, BDBL formally embarked its journey on January 03, 2010. It extends financial assistance for setting up industries and provides all kinds of commercial banking services to its customers through its branch network in Bangladesh.</text:span></text:p>
      <text:p text:style-name="P7"><text:span text:style-name="T11">The BDBL also inherited membership of Dhaka Stock Exchange Limited (DSE) and Chittagong Stock Exchange Limited (CSE). In order to contribute to the capital market, it acts as stock dealer and stock broker and operates a brokerage house, at Motijheel to provide services to the small and medium investors. BDBL also established a fully owned subsidiary company namely BDBL Securities Limited and transferred its one membership with DSE and another membership with CSE. It acts stock dealer and stock broker and operate brokerage House At 12, Karwan Bazar Dhaka to provide Investors. The BDBL is also managing a close-end Mutual Fund with paid up capital of Tk. 5.00 crore.</text:span></text:p>
      <text:p text:style-name="P7"><text:span text:style-name="T11">2.1.2. VISION OF BDBL</text:span></text:p>
      <text:p text:style-name="P7"><text:span text:style-name="T11">To emerge as the country’s prime Financial Institution for supporting private sector industrial and other projects of great significance to the country’s economic development. Also be active participant in commercial banking by introducing new lines of product and providing excellent services to the customers.</text:span></text:p>
      <text:p text:style-name="P7"><text:span text:style-name="T11">2.1.2. MISSION OF BDBL </text:span></text:p>
      <text:list xml:id="list2084542266" text:style-name="WWNum6">
        <text:list-item>
          <text:p text:style-name="P8"><text:span text:style-name="T11">To be competitive with other Banks and Financial Institutions in rendering services ;</text:span></text:p>
        </text:list-item>
        <text:list-item>
          <text:p text:style-name="P8"><text:span text:style-name="T11">To contribute to the country’s socio-economic development by identifying new and profitable areas for investment ;</text:span></text:p>
        </text:list-item>
        <text:list-item>
          <text:p text:style-name="P8"><text:span text:style-name="T11">To mobilize deposit for productive investment ;</text:span></text:p>
        </text:list-item>
        <text:list-item>
          <text:p text:style-name="P8"><text:soft-page-break/><text:span text:style-name="T11">To expand branch network in commercially and geographically important places ;</text:span></text:p>
        </text:list-item>
        <text:list-item>
          <text:p text:style-name="P8"><text:span text:style-name="T11">To employ quality human resources and enhance their capability through motivation and right –type of training at home and abroad.</text:span></text:p>
        </text:list-item>
        <text:list-item>
          <text:p text:style-name="P8"><text:span text:style-name="T11">To delegate maximum authority ensuring proper accountability ;</text:span></text:p>
        </text:list-item>
        <text:list-item>
          <text:p text:style-name="P8"><text:span text:style-name="T11">To maintain continuous improvement and up-gradation in business policies and procedures ;</text:span></text:p>
        </text:list-item>
        <text:list-item>
          <text:p text:style-name="P8"><text:span text:style-name="T11">To adopt and adapt to new technology ;</text:span></text:p>
        </text:list-item>
        <text:list-item>
          <text:p text:style-name="P8"><text:span text:style-name="T11">To maximize profit by strong, efficient and prudent financial performance ; and</text:span></text:p>
        </text:list-item>
        <text:list-item>
          <text:p text:style-name="P8"><text:span text:style-name="T11">To introduce new product lines according to market needs.</text:span></text:p>
        </text:list-item>
      </text:list>
      <text:p text:style-name="P7"><text:span text:style-name="T11">2.1.4. STRATEGY PRIORITY</text:span></text:p>
      <text:list xml:id="list3724845323" text:style-name="WWNum7">
        <text:list-item>
          <text:p text:style-name="P9"><text:span text:style-name="T11">Invest in Eco – friendly industries that help mitigate environmental degradation by lending more for renewable energy, and effluent treatment plants and other projects that employ energy efficient low-emission technologies including agro-based industries, small power projects, ICT, transport and infrastructure projects.</text:span></text:p>
        </text:list-item>
        <text:list-item>
          <text:p text:style-name="P9"><text:span text:style-name="T11">Select and invest industrial projects where locational advantages like local availability of raw materials, good infrastructural facilities (road communication, transport facilities, etc.) and utilities (power, gas, water, etc.) shall be available.</text:span></text:p>
        </text:list-item>
        <text:list-item>
          <text:p text:style-name="P9"><text:span text:style-name="T11">Limit project loan to Tk. 15 crore maximum and Tk.2 crore minimum (for large projects). Arrange and participate in syndicated loan for projects above Tk. 15 crore.</text:span></text:p>
        </text:list-item>
        <text:list-item>
          <text:p text:style-name="P9"><text:span text:style-name="T11">Identify prospective and potential entrepreneurs and investors/ clients and motivate, guide and help them select profitable industrial venture for investment.</text:span></text:p>
        </text:list-item>
        <text:list-item>
          <text:p text:style-name="P9"><text:span text:style-name="T11">Regularly publish financial disclosures.</text:span></text:p>
        </text:list-item>
        <text:list-item>
          <text:p text:style-name="P9"><text:span text:style-name="T11">Undertake from time to time SWOT (Strength, Weakness, Opportunity and Threats) analysis for reviewing bank’s market position.</text:span></text:p>
        </text:list-item>
      </text:list>
      <text:p text:style-name="P7"><text:span text:style-name="T11">2.1.5. VALUES</text:span></text:p>
      <text:p text:style-name="P7"><text:soft-page-break/><text:span text:style-name="T16">Customer focus:</text:span><text:span text:style-name="T11"> Provide smart, efficient, transparent and courteous services.</text:span></text:p>
      <text:p text:style-name="P7"><text:span text:style-name="T16">Social Responsibility:</text:span><text:span text:style-name="T11"> Practise corporate social responsibility.</text:span></text:p>
      <text:p text:style-name="P7"><text:span text:style-name="T11">2.1.6. BUSINESS CHALLENGES</text:span></text:p>
      <text:list xml:id="list3033557387" text:style-name="WWNum8">
        <text:list-item>
          <text:p text:style-name="P10"><text:span text:style-name="T11">Intense competition in the domestic market</text:span></text:p>
        </text:list-item>
        <text:list-item>
          <text:p text:style-name="P10"><text:span text:style-name="T11">Global economic slowdown</text:span></text:p>
        </text:list-item>
        <text:list-item>
          <text:p text:style-name="P10"><text:span text:style-name="T11">Strict capital requirement under Basel – II</text:span></text:p>
        </text:list-item>
        <text:list-item>
          <text:p text:style-name="P10"><text:span text:style-name="T11">Sharp rise in the interest rates on deposit Increasing Business Risk</text:span></text:p>
        </text:list-item>
      </text:list>
      <text:p text:style-name="P7"><text:span text:style-name="T11">2.1.7. STRENGTH OF BDBL</text:span></text:p>
      <text:list xml:id="list3898324498" text:style-name="WWNum9">
        <text:list-item>
          <text:p text:style-name="P11"><text:span text:style-name="T11">Good Corporate Governance practice</text:span></text:p>
        </text:list-item>
        <text:list-item>
          <text:p text:style-name="P11"><text:span text:style-name="T11">Sound and strong capital &amp; asset base.</text:span></text:p>
        </text:list-item>
        <text:list-item>
          <text:p text:style-name="P11"><text:span text:style-name="T11">Deep Focus on Quality Control</text:span></text:p>
        </text:list-item>
        <text:list-item>
          <text:p text:style-name="P11"><text:span text:style-name="T11">a dedicate line of Human resources</text:span></text:p>
        </text:list-item>
        <text:list-item>
          <text:p text:style-name="P11"><text:span text:style-name="T11">culture of internal control &amp; compliance</text:span></text:p>
        </text:list-item>
      </text:list>
      <text:p text:style-name="P7"><text:span text:style-name="T11">2.1.8. PROSPECTS OF BDBL</text:span></text:p>
      <text:list xml:id="list2313791874" text:style-name="WWNum10">
        <text:list-item>
          <text:p text:style-name="P12"><text:span text:style-name="T11">Diversification of asset portfolios through introducing new lines of products</text:span></text:p>
        </text:list-item>
        <text:list-item>
          <text:p text:style-name="P12"><text:span text:style-name="T11">Expansion of Branch Network</text:span></text:p>
        </text:list-item>
        <text:list-item>
          <text:p text:style-name="P12"><text:span text:style-name="T11">Progressive automation</text:span></text:p>
        </text:list-item>
      </text:list>
      <text:p text:style-name="P7"><text:span text:style-name="T11">2.1.9. CONFIDENCE OF BDBL</text:span></text:p>
      <text:list xml:id="list1090092308" text:style-name="WWNum11">
        <text:list-item>
          <text:p text:style-name="P13"><text:span text:style-name="T11">Well defined Strategy and targets</text:span></text:p>
        </text:list-item>
        <text:list-item>
          <text:p text:style-name="P13"><text:span text:style-name="T11">A sprit of care, concern and consciousness.</text:span></text:p>
        </text:list-item>
      </text:list>
      <text:p text:style-name="P7"><text:span text:style-name="T11">2.1.10. PRIDE OF BDBL</text:span></text:p>
      <text:p text:style-name="P7"><text:span text:style-name="T11">In 1988, the Managing Director of former Bangladesh Shilpa Bank (now Bangladesh Development Bank Ltd) Dr. Tawfiq-e-Elahi Chowdhury, Bir Bikram sent a formal request to S.M. Sultan to create a painting on the liberation war of Bangladesh along with other paintings on nature, culture </text:span><text:soft-page-break/><text:span text:style-name="T11">and heritage. The painting titled 'Of Tragedy and Triumph' was the first commissioned work by a state-owned Bank for Artist SM Sultan in the country. This is the biggest Oil painting on Liberation War in Bangladesh</text:span></text:p>
      <text:h text:style-name="Heading_20_2" text:outline-level="2"><text:bookmark-start text:name="_Toc511805898"/><text:span text:style-name="T5">2.2. EXISTING WORKFLOW </text:span><text:bookmark-end text:name="_Toc511805898"/><text:span text:style-name="T5">AND ORGANOGRAM</text:span></text:h>
      <text:p text:style-name="Standard">BDBL is a huge state run commercial institution and has a complex workflow. In this section we show the organogram.</text:p>
      <text:p text:style-name="P7">Board of Directors</text:p>
      <text:p text:style-name="P7">While managers have the task of supervising everyday operations, the shareholders appoint a board of directors. The task of the board of directors is to keep an eye and govern the operations of the bank while safeguarding the assets of the shareholders. The responsibilities of the board member includes selecting management, formulating goal and strategies, keeping a balance between business and caution, protecting stockholders, supervising audits and looking out for external and internal conflicts of interest.</text:p>
      <text:p text:style-name="P7">Chairman Office</text:p>
      <text:p text:style-name="P7">Chairman is the highest officer. He is elected by the board to preside over meetings and conduct business in a disciplined manner. Managing Director, Board Division and Vigilance Department come after the chairman office in the organization hierarchy.</text:p>
      <text:p text:style-name="P7">Board Division</text:p>
      <text:p text:style-name="P17">Board division is responsible for arranging meeting meeting of board of directors,executive committee, audit committee, annual general meeting, prepare and circulated decisions to the related bodies and take out implementation status of the board decision and apprise the same to the board. It is also responsible for approval of various issues of concern’s interest.</text:p>
      <text:p text:style-name="P7">Vigilance Department</text:p>
      <text:p text:style-name="P17">functions of this department are-</text:p>
      <text:list xml:id="list3153187897" text:style-name="L1">
        <text:list-item>
          <text:p text:style-name="P18">to formulate policy and take preventive measures to tackle fraud and forgery</text:p>
        </text:list-item>
        <text:list-item>
          <text:p text:style-name="P18">to handle inspection,inquiry, investigation into complaints of fraud and forgery and their disposal as instructed by MD.</text:p>
        </text:list-item>
      </text:list>
      <text:p text:style-name="P7">Managing Director</text:p>
      <text:p text:style-name="P7">The Managing Director is in charge of ensuring the full implementation of the policy of the bank and to make amendments when needed. The post holder is also <text:soft-page-break/>responsible to ascertain that bank operations are geared towards the growth, profits and increasing shareholder return. </text:p>
      <text:p text:style-name="P7">The operations of Managing Director are difficult to handle alone. All bank divisions are thus split between two Deputy Managing Directors: Deputy Managing Director-1 and Deputy Managing Director-2.</text:p>
      <text:p text:style-name="P7">Deputy Managing Director-1</text:p>
      <text:p text:style-name="P7">Deputy Managing Director-1 is in charge of the following divisions.</text:p>
      <text:list xml:id="list3834430560" text:style-name="WWNum12">
        <text:list-item>
          <text:p text:style-name="P43">Administration Division</text:p>
        </text:list-item>
        <text:list-item>
          <text:p text:style-name="P43">SME Division</text:p>
        </text:list-item>
        <text:list-item>
          <text:p text:style-name="P43">Finance &amp; Accounts Division</text:p>
        </text:list-item>
        <text:list-item>
          <text:p text:style-name="P43">Investment Banking Division</text:p>
        </text:list-item>
        <text:list-item>
          <text:p text:style-name="P43">Legal Affairs and Recovery Division</text:p>
        </text:list-item>
        <text:list-item>
          <text:p text:style-name="P43">Information Technology Division</text:p>
        </text:list-item>
      </text:list>
      <text:p text:style-name="P7">Administration Division</text:p>
      <text:p text:style-name="P7">The following departments fall under the administration division.</text:p>
      <text:list xml:id="list1412789634" text:style-name="WWNum14">
        <text:list-item>
          <text:p text:style-name="P44">Human Resource Management Department</text:p>
        </text:list-item>
        <text:list-item>
          <text:p text:style-name="P44">Pension &amp; Welfare Department</text:p>
        </text:list-item>
        <text:list-item>
          <text:p text:style-name="P44">Real Estate Department</text:p>
        </text:list-item>
        <text:list-item>
          <text:p text:style-name="P44">Establishment &amp; Common Service Department</text:p>
        </text:list-item>
        <text:list-item>
          <text:p text:style-name="P44">Training Institute</text:p>
        </text:list-item>
      </text:list>
      <text:p text:style-name="P7">SME Division</text:p>
      <text:p text:style-name="P7">The following departments fall under the SME division.</text:p>
      <text:list xml:id="list1304107625" text:style-name="WWNum15">
        <text:list-item>
          <text:p text:style-name="P45">SME Department</text:p>
        </text:list-item>
        <text:list-item>
          <text:p text:style-name="P45">Mobile &amp; Green Banking Department</text:p>
        </text:list-item>
      </text:list>
      <text:p text:style-name="P7">Finance &amp; Accounts Division</text:p>
      <text:p text:style-name="P7">The following departments fall under the Finance and Accounts Division.</text:p>
      <text:list xml:id="list1860232222" text:style-name="WWNum16">
        <text:list-item>
          <text:p text:style-name="P46">Central Accounts Department</text:p>
        </text:list-item>
        <text:list-item>
          <text:p text:style-name="P46">Reconciliation Department</text:p>
        </text:list-item>
        <text:list-item>
          <text:p text:style-name="P46">Budget Department</text:p>
        </text:list-item>
      </text:list>
      <text:p text:style-name="P7">Investment Banking Division</text:p>
      <text:p text:style-name="P7">The following departments fall under the Investment Banking Division.</text:p>
      <text:list xml:id="list2964719298" text:style-name="WWNum18">
        <text:list-item>
          <text:p text:style-name="P47">Portfolio Management &amp; Stock Analysis Department</text:p>
        </text:list-item>
        <text:list-item>
          <text:p text:style-name="P47">Investment Banking Department</text:p>
        </text:list-item>
      </text:list>
      <text:p text:style-name="P7"><text:soft-page-break/>Legal Affairs and Recovery Division</text:p>
      <text:p text:style-name="P7">The following departments fall under the Legal Affairs and Recovery Division.</text:p>
      <text:list xml:id="list2578095173" text:style-name="WWNum17">
        <text:list-item>
          <text:p text:style-name="P48">Loan Recovery Department</text:p>
        </text:list-item>
        <text:list-item>
          <text:p text:style-name="P48">Law Department</text:p>
        </text:list-item>
        <text:list-item>
          <text:p text:style-name="P48">Debt Collection Department</text:p>
        </text:list-item>
      </text:list>
      <text:p text:style-name="P7">Information Technology Division</text:p>
      <text:p text:style-name="P7">The following departments fall under the Information Technology Division.</text:p>
      <text:list xml:id="list589687867" text:style-name="WWNum19">
        <text:list-item>
          <text:p text:style-name="P49">MIS &amp; Research Department</text:p>
        </text:list-item>
        <text:list-item>
          <text:p text:style-name="P49">Information Technology Operation Department</text:p>
        </text:list-item>
        <text:list-item>
          <text:p text:style-name="P49">Information Technology System Department</text:p>
        </text:list-item>
      </text:list>
      <text:p text:style-name="P7">Deputy Managing Director-2</text:p>
      <text:p text:style-name="P7">Deputy Managing Director-2 is in charge of the following divisions.</text:p>
      <text:list xml:id="list180639955" text:style-name="WWNum13">
        <text:list-item>
          <text:p text:style-name="P50">Development Banking Division</text:p>
        </text:list-item>
        <text:list-item>
          <text:p text:style-name="P50">International Banking Division</text:p>
        </text:list-item>
        <text:list-item>
          <text:p text:style-name="P50">Branch Banking Division</text:p>
        </text:list-item>
        <text:list-item>
          <text:p text:style-name="P50">International Control and Compliance Division</text:p>
        </text:list-item>
      </text:list>
      <text:p text:style-name="Standard">Development Banking Division</text:p>
      <text:p text:style-name="Standard">The following departments fall under the Development Banking Division.</text:p>
      <text:list xml:id="list2604608922" text:style-name="WWNum20">
        <text:list-item>
          <text:p text:style-name="P62">Loan Operation Department</text:p>
        </text:list-item>
        <text:list-item>
          <text:p text:style-name="P62">Project Implementation Department</text:p>
        </text:list-item>
      </text:list>
      <text:p text:style-name="Standard">International Banking Division</text:p>
      <text:p text:style-name="Standard">The following departments fall under the International Banking Division.</text:p>
      <text:list xml:id="list3594897838" text:style-name="WWNum21">
        <text:list-item>
          <text:p text:style-name="P63">International Banking Department</text:p>
        </text:list-item>
        <text:list-item>
          <text:p text:style-name="P63">Treasury Department</text:p>
        </text:list-item>
      </text:list>
      <text:p text:style-name="Standard">Branch Banking Division</text:p>
      <text:p text:style-name="Standard">International Control and Compliance Division</text:p>
      <text:p text:style-name="Standard">The following departments fall under the International Banking Division.</text:p>
      <text:list xml:id="list3158054825" text:style-name="WWNum22">
        <text:list-item>
          <text:p text:style-name="P64">Branch Management Department</text:p>
        </text:list-item>
        <text:list-item>
          <text:p text:style-name="P64">General Advances Department</text:p>
        </text:list-item>
        <text:list-item>
          <text:p text:style-name="P64">Business Development &amp; Marketing Department</text:p>
        </text:list-item>
      </text:list>
      <text:p text:style-name="Standard">Internal Control &amp; Compliance Division</text:p>
      <text:p text:style-name="Standard"><text:soft-page-break/>The following departments fall under the Internal Control &amp; Compliance Division.</text:p>
      <text:list xml:id="list3365458517" text:style-name="WWNum23">
        <text:list-item>
          <text:p text:style-name="P65">Audit &amp; Inspection Department</text:p>
        </text:list-item>
        <text:list-item>
          <text:p text:style-name="P65">Compliance Department</text:p>
        </text:list-item>
        <text:list-item>
          <text:p text:style-name="P65">Risk Management Department</text:p>
        </text:list-item>
      </text:list>
      <text:p text:style-name="Standard">Below we provide the summary of offices.</text:p>
      <table:table table:name="Table1" table:style-name="Table1">
        <table:table-column table:style-name="Table1.A" table:number-columns-repeated="2"/>
        <table:table-row table:style-name="Table1.1">
          <table:table-cell table:style-name="Table1.A1" office:value-type="string">
            <text:p text:style-name="P26">Name of Office</text:p>
          </table:table-cell>
          <table:table-cell table:style-name="Table1.A1" office:value-type="string">
            <text:p text:style-name="P26">Number of Offices</text:p>
          </table:table-cell>
        </table:table-row>
        <table:table-row table:style-name="Table1.1">
          <table:table-cell table:style-name="Table1.A1" office:value-type="string">
            <text:p text:style-name="P25">Chairman Office</text:p>
          </table:table-cell>
          <table:table-cell table:style-name="Table1.A1" office:value-type="string">
            <text:p text:style-name="P26">1</text:p>
          </table:table-cell>
        </table:table-row>
        <table:table-row table:style-name="Table1.1">
          <table:table-cell table:style-name="Table1.A1" office:value-type="string">
            <text:p text:style-name="P25">Managing Director Office</text:p>
          </table:table-cell>
          <table:table-cell table:style-name="Table1.A1" office:value-type="string">
            <text:p text:style-name="P26">1</text:p>
          </table:table-cell>
        </table:table-row>
        <table:table-row table:style-name="Table1.1">
          <table:table-cell table:style-name="Table1.A1" office:value-type="string">
            <text:p text:style-name="P25">Deputy Managing Director Office</text:p>
          </table:table-cell>
          <table:table-cell table:style-name="Table1.A1" office:value-type="string">
            <text:p text:style-name="P26">2</text:p>
          </table:table-cell>
        </table:table-row>
        <table:table-row table:style-name="Table1.1">
          <table:table-cell table:style-name="Table1.A1" office:value-type="string">
            <text:p text:style-name="P25">Division</text:p>
          </table:table-cell>
          <table:table-cell table:style-name="Table1.A1" office:value-type="string">
            <text:p text:style-name="P26">11</text:p>
          </table:table-cell>
        </table:table-row>
        <table:table-row table:style-name="Table1.1">
          <table:table-cell table:style-name="Table1.A1" office:value-type="string">
            <text:p text:style-name="P25">Department</text:p>
          </table:table-cell>
          <table:table-cell table:style-name="Table1.A1" office:value-type="string">
            <text:p text:style-name="P26">30</text:p>
          </table:table-cell>
        </table:table-row>
        <table:table-row table:style-name="Table1.1">
          <table:table-cell table:style-name="Table1.A1" office:value-type="string">
            <text:p text:style-name="P25">Zone</text:p>
          </table:table-cell>
          <table:table-cell table:style-name="Table1.A1" office:value-type="string">
            <text:p text:style-name="P26">4</text:p>
          </table:table-cell>
        </table:table-row>
        <table:table-row table:style-name="Table1.1">
          <table:table-cell table:style-name="Table1.A1" office:value-type="string">
            <text:p text:style-name="P25">Branch</text:p>
          </table:table-cell>
          <table:table-cell table:style-name="Table1.A1" office:value-type="string">
            <text:p text:style-name="P26">27</text:p>
          </table:table-cell>
        </table:table-row>
        <table:table-row table:style-name="Table1.1">
          <table:table-cell table:style-name="Table1.A1" office:value-type="string">
            <text:p text:style-name="P25">Proposed Branch</text:p>
          </table:table-cell>
          <table:table-cell table:style-name="Table1.A1" office:value-type="string">
            <text:p text:style-name="P26">23</text:p>
          </table:table-cell>
        </table:table-row>
      </table:table>
      <text:p text:style-name="Standard"/>
      <text:p text:style-name="Standard">In the chart below we show the office-wise distribution of manpower.</text:p>
      <table:table table:name="Table2" table:style-name="Table2">
        <table:table-column table:style-name="Table2.A" table:number-columns-repeated="2"/>
        <table:table-row table:style-name="Table2.1">
          <table:table-cell table:style-name="Table2.A1" table:number-columns-spanned="2" office:value-type="string">
            <text:p text:style-name="P26">Office-wise Distribution of Manpower</text:p>
          </table:table-cell>
          <table:covered-table-cell/>
        </table:table-row>
        <table:table-row table:style-name="Table2.1">
          <table:table-cell table:style-name="Table2.A1" office:value-type="string">
            <text:p text:style-name="P25">Head Office</text:p>
          </table:table-cell>
          <table:table-cell table:style-name="Table2.A1" office:value-type="string">
            <text:p text:style-name="P26">581</text:p>
          </table:table-cell>
        </table:table-row>
        <table:table-row table:style-name="Table2.1">
          <table:table-cell table:style-name="Table2.A1" office:value-type="string">
            <text:p text:style-name="P25">Zone</text:p>
          </table:table-cell>
          <table:table-cell table:style-name="Table2.A1" office:value-type="string">
            <text:p text:style-name="P26">40</text:p>
          </table:table-cell>
        </table:table-row>
        <table:table-row table:style-name="Table2.1">
          <table:table-cell table:style-name="Table2.A1" office:value-type="string">
            <text:p text:style-name="P25">Branch Office</text:p>
          </table:table-cell>
          <table:table-cell table:style-name="Table2.A1" office:value-type="string">
            <text:p text:style-name="P26">595</text:p>
          </table:table-cell>
        </table:table-row>
        <table:table-row table:style-name="Table2.1">
          <table:table-cell table:style-name="Table2.A1" office:value-type="string">
            <text:p text:style-name="P25">Proposed 23 Branches (2018)</text:p>
          </table:table-cell>
          <table:table-cell table:style-name="Table2.A1" office:value-type="string">
            <text:p text:style-name="P26">253</text:p>
          </table:table-cell>
        </table:table-row>
        <table:table-row table:style-name="Table2.1">
          <table:table-cell table:style-name="Table2.A1" office:value-type="string">
            <text:p text:style-name="P27">Total</text:p>
          </table:table-cell>
          <table:table-cell table:style-name="Table2.A1" office:value-type="string">
            <text:p text:style-name="P26">1469</text:p>
          </table:table-cell>
        </table:table-row>
      </table:table>
      <text:p text:style-name="Standard"/>
      <text:p text:style-name="Standard"/>
      <text:p text:style-name="Standard"/>
      <text:p text:style-name="Standard"/>
      <text:p text:style-name="P3"/>
      <text:p text:style-name="P3"/>
      <text:p text:style-name="Standard"><text:span text:style-name="T5">2.3. SERVICES PROVIDED BY BDBL</text:span></text:p>
      <text:p text:style-name="Standard">In this part of the term paper we mention these services and elaborate on these. BDBL provides the following services to its customers. </text:p>
      <text:list xml:id="list1908963039" text:style-name="WWNum24">
        <text:list-item>
          <text:p text:style-name="P66">Online banking</text:p>
        </text:list-item>
        <text:list-item>
          <text:p text:style-name="P66">Automated Clearing House</text:p>
        </text:list-item>
        <text:list-item>
          <text:p text:style-name="P66">Electronic Fund Transfer System</text:p>
        </text:list-item>
        <text:list-item>
          <text:p text:style-name="P66">Account Opening</text:p>
        </text:list-item>
        <text:list-item>
          <text:p text:style-name="P66"><text:soft-page-break/>New Cheque Book</text:p>
        </text:list-item>
        <text:list-item>
          <text:p text:style-name="P66">Lost Cheque Book</text:p>
        </text:list-item>
        <text:list-item>
          <text:p text:style-name="P66">Signature Card Change</text:p>
        </text:list-item>
        <text:list-item>
          <text:p text:style-name="P66">Address Change</text:p>
        </text:list-item>
        <text:list-item>
          <text:p text:style-name="P66">Account Close</text:p>
        </text:list-item>
        <text:list-item>
          <text:p text:style-name="P66">Demand Draft Issue </text:p>
        </text:list-item>
        <text:list-item>
          <text:p text:style-name="P66">Payment Order Issue</text:p>
        </text:list-item>
        <text:list-item>
          <text:p text:style-name="P66">Selling of Prize Bond</text:p>
        </text:list-item>
        <text:list-item>
          <text:p text:style-name="P66">Selling of Savings Certificate</text:p>
        </text:list-item>
      </text:list>
      <text:p text:style-name="Standard">2.3.1. ONLINE BANKING</text:p>
      <text:p text:style-name="Standard">BDBL offers online banking through all 43 branches. Any customer will be able to get the following services online.</text:p>
      <text:list xml:id="list386610823" text:style-name="WWNum26">
        <text:list-item>
          <text:p text:style-name="P67">Cash withdrawal</text:p>
        </text:list-item>
        <text:list-item>
          <text:p text:style-name="P67">Cash deposit</text:p>
        </text:list-item>
      </text:list>
      <text:p text:style-name="Standard">2.3.2. AUTOMATED CLEARING HOUSE</text:p>
      <text:p text:style-name="Standard">All cheque &amp; instrument-based inter-bank transaction now take place through the BACH.</text:p>
      <text:p text:style-name="Standard">The BACH has two components.</text:p>
      <text:list xml:id="list2130106358" text:style-name="WWNum27">
        <text:list-item>
          <text:p text:style-name="P68">Bangladesh Automated Cheque Processing System (BACPS)</text:p>
        </text:list-item>
        <text:list-item>
          <text:p text:style-name="P68">Bangladesh Electronic Funds Transfer Network (BEFTN)</text:p>
        </text:list-item>
      </text:list>
      <text:p text:style-name="Standard">The clients of BDBL are availing themselves of modern banking facilities with the help of these services.</text:p>
      <text:p text:style-name="Standard">2.3.3. ELECTRONIC FUND TRANSFER SYSTEM</text:p>
      <text:p text:style-name="Standard">BEFTN (Bangladesh Electronic Fund Transfer Metwork) is used for this purpose.</text:p>
      <text:p text:style-name="Standard">2.3.4. ACCOUNT OPENING</text:p>
      <text:p text:style-name="P19">BDBL as per customer’s accepted policy being prepared by BB’s instrauction opens various types of customer accounts.</text:p>
      <text:p text:style-name="Standard">2.3.5. NEW CHEQUE BOOK</text:p>
      <text:p text:style-name="Standard">MICR is a process of printing cheques using magnetic ink and special fonts to create machine-readable information. It is the first step towards electronic cheque clearing process.</text:p>
      <text:p text:style-name="P35"><text:span text:style-name="T26">The new MICR coded cheque book will facilitate:</text:span></text:p>
      <text:list xml:id="list3721808322" text:style-name="WWNum28">
        <text:list-item>
          <text:p text:style-name="P36"><text:span text:style-name="T27">Quick processing and faster cheque clearing time</text:span></text:p>
        </text:list-item>
        <text:list-item>
          <text:p text:style-name="P37"><text:soft-page-break/><text:span text:style-name="T27">Prevent cheque related fraudulent activities</text:span></text:p>
        </text:list-item>
      </text:list>
      <text:p text:style-name="Standard">2.3.6. LOST CHEQUE BOOK</text:p>
      <text:p text:style-name="Standard">Submitting an application in the prescribed proforma with a copy of GD entry form at the local police station will allow the issuance of a duplicate of a lost cheque book.</text:p>
      <text:p text:style-name="Standard">2.3.7. SIGNATURE CARD CHANGE</text:p>
      <text:p text:style-name="P19">Bank changes the specimen signature card whether and customer resigns/dies/declared disabled <text:s/>and alike these to be a bona-fide client.</text:p>
      <text:p text:style-name="Standard">2.3.8. ADDRESS CHANGE</text:p>
      <text:p text:style-name="P19">If any account holder changes his address, he has to inform the bank immediately.</text:p>
      <text:p text:style-name="Standard">2.3.9. ACCOUNT CLOSE</text:p>
      <text:p text:style-name="Standard">A customer can close their account anytime. For this the bank is to be notified or an Account Closure form needs to be submitted. The form is to be submitted to the branch where the account was opened.</text:p>
      <text:p text:style-name="Standard">2.3.10. Demand Draft Issue</text:p>
      <text:p text:style-name="P19">A Demand Draft is a negotiable instrument issued by a bank/branch in favor of client directing another bank or its own branch to make payment of a certain amount to the specified party.</text:p>
      <text:p text:style-name="Standard">2.3.11. Payment Order Issue</text:p>
      <text:p text:style-name="P19">A payment order is a financial instrument that embodies a mode a payment which is to cleared in the very specific branch of the bank that issued it.</text:p>
      <text:p text:style-name="Standard">2.3.12. Selling of Prize Bond</text:p>
      <text:p text:style-name="P19">Selling of prize bond is to sale out of a government instrument to gram people’s money.</text:p>
      <text:p text:style-name="Standard">2.3.13. Selling of Savings Certificate</text:p>
      <text:p text:style-name="P20">Selling of savings certification is to sale or release of government savings certificate to gather public money/funds. It is a public debt machanism.</text:p>
      <text:p text:style-name="Standard"/>
      <text:p text:style-name="Standard"/>
      <text:p text:style-name="Standard"/>
      <text:h text:style-name="P38" text:outline-level="1"><text:soft-page-break/><text:span text:style-name="T20">CHAPTER 3: INFORMATION SYSTEM OF BDBL AND THE CHALLENGES</text:span></text:h>
      <text:p text:style-name="P16"/>
      <text:p text:style-name="Standard"><text:span text:style-name="T12">In this chapter we give our full attention to the Information System of BDBL and the challenges faced while implementing the Information System.</text:span></text:p>
      <text:p text:style-name="Standard"><text:span text:style-name="T12">3.1. INFORMATION SYSTEMS</text:span></text:p>
      <text:p text:style-name="P7"><text:span text:style-name="T12">A system is a set of interrelated components which work together with the aim of reaching a common goal. It accepts inputs, transforms the inputted data and gives output. </text:span></text:p>
      <text:p text:style-name="P7"><text:span text:style-name="T12">An information system consists of people, hardware, software, data and network components. Information system uses all these resources for converting disorganized data into desired information. </text:span></text:p>
      <text:p text:style-name="P7"><text:span text:style-name="T12">Information Systems are crucial for the smooth operation of organizations nowadays. Financial Institutions like BDBL are no exception to this general rule. Below we mention information systems which are used by BDBL.</text:span></text:p>
      <text:p text:style-name="P7"><text:span text:style-name="T12">3.1.1. CORE BANKING SOLUTION (CBS)</text:span></text:p>
      <text:p text:style-name="P7"><text:span text:style-name="T12">CORE stands for ‘Centralized Online Real-Time Exchange’. CORE Banking Solutions is an centralized information system which enables customers to conduct their bank-related activities no matter what branch. [2] It eradicates the obstacles of geo-specific banking activities. </text:span></text:p>
      <text:p text:style-name="P7"><text:span text:style-name="T12">The CBS assists the bank for the following functions.</text:span></text:p>
      <text:list xml:id="list2471728304" text:style-name="WWNum29">
        <text:list-item>
          <text:p text:style-name="P51"><text:span text:style-name="T11">Transaction Managements</text:span></text:p>
        </text:list-item>
        <text:list-item>
          <text:p text:style-name="P51"><text:span text:style-name="T11">Managing Deposits and Withdrawals</text:span></text:p>
        </text:list-item>
        <text:list-item>
          <text:p text:style-name="P51"><text:span text:style-name="T11">Processing Payments in the form of cash, cheques, mandates etc</text:span></text:p>
        </text:list-item>
        <text:list-item>
          <text:p text:style-name="P51"><text:span text:style-name="T11">Loan disbursal</text:span></text:p>
        </text:list-item>
        <text:list-item>
          <text:p text:style-name="P51"><text:span text:style-name="T11">Account Management</text:span></text:p>
        </text:list-item>
      </text:list>
      <text:p text:style-name="P7"><text:span text:style-name="T11">To perform different sorts of transactions, two types of user are necessary. These are MAKER and CHECKER. Also, to limit unauthorized access, the CBS implements a transaction limit based on the type of user.</text:span></text:p>
      <text:p text:style-name="P7"><text:span text:style-name="T11">The Core Banking Solution service is available online for all branches of BDBL. To monitor Core Banking Solution activities, there is an audit trail.</text:span></text:p>
      <text:p text:style-name="P7"><text:soft-page-break/><text:span text:style-name="T11">3.1.2. AUTOMATED CHEQUE PROCESSING SYSTEM</text:span></text:p>
      <text:p text:style-name="P7"><text:span text:style-name="T11"/></text:p>
      <text:p text:style-name="P7"><text:span text:style-name="T12">3.1.3. ELECTRONIC FUND TRANSFER (EFT)</text:span></text:p>
      <text:p text:style-name="P7"><text:span text:style-name="T12">EFT stands for Electronic Fund Transfer. It is a transaction that happens over a computerized network. It can involve accounts at the same financial institution or different ones. The goal of electronic fund transfer is to reduce the paper-based payment methods and make the transaction procedure faster and cost-effective.</text:span></text:p>
      <text:p text:style-name="P7"><text:span text:style-name="T12">BDBL makes use of EFT for transaction of data within the national border.</text:span></text:p>
      <text:p text:style-name="P7"><text:span text:style-name="T12">3.1.4. REAL TIME GROSS SETTLEMENT (RTGS)</text:span></text:p>
      <text:p text:style-name="P7"><text:span text:style-name="T12">Real Time Gross Settlement System is a system where transfer of funds takes place from othe account of one bank to another bank on a real-time and gross basis. Real-time transactions to do not require any waiting period i.e. they can be conducted instantly. Scored are settled as soon as these are executed.</text:span></text:p>
      <text:p text:style-name="P7"><text:span text:style-name="T12">3.1.5. FOREIGN REMITTANCE SYSTEM – XPRESS MONEY</text:span></text:p>
      <text:p text:style-name="P7"><text:span text:style-name="T12">According to Investopedia, “Foreign remittance is a transfer of money from a foreign worker to their family or other individuals in their home countries.” BDBL makes use of the well-known platform, Xpress Money. Xpress money makes use of unique 16 digit XPIN which provides better money transfer experience. It provides a number of services related to reception of money like cash transfer, bank account, mobile money and door delivery.</text:span></text:p>
      <text:p text:style-name="P7"><text:span text:style-name="T12">3.1.6. SWIFT</text:span></text:p>
      <text:p text:style-name="P7"><text:span text:style-name="T12">The messaging services of SWIFT were initiated in 1977.Since then it was widely used by banks to communicate instructions related to cross-border transfers. The service remains as relevant serves as the primary communications channel for financial institutions engaged in correspondent banking all around the world. The message services are acknowledged to be secure, cost-effective and reliable. The use of standardised messages and reference data ensures that data exchanged between institutions is unambiguous and machine friendly, facilitating automation, reducing costs and mitigating risks. Through SWIFT, banks, custodians, investment institutions, central banks, market infrastructures and corporate clients, can connect with one another exchanging structured electronic messages to </text:span><text:soft-page-break/><text:span text:style-name="T12">perform common business processes, such as making payments or settling trades.</text:span></text:p>
      <text:p text:style-name="P7"><text:span text:style-name="T12">SWIFT is committed to the confidentiality, integrity and availability of its messaging services. IT claims to have controls and procedures in place to: protect message data from unauthorised disclosure; to help ensure the accuracy, completeness and validity of messages and their delivery; and to ensure our service availability requirements are met.</text:span></text:p>
      <text:p text:style-name="P7"><text:span text:style-name="T12">BDBL makes use of SWIFT system for Cross Border Funds Transfer. Letters of Credit and related financial messages are crucial to banks and clients. SWIFT is reliable to safeguard the crucial information from intruders.</text:span></text:p>
      <text:p text:style-name="P7"><text:span text:style-name="T12"><text:s/>3.1.7. ENTERPRISE RESOURCE PLANNING</text:span></text:p>
      <text:p text:style-name="P7"><text:span text:style-name="T12">BDBL has some custom-made Enterprise Resource Planning Software which are being used in its headquarters. All the ERP software are used for the following purposes.</text:span></text:p>
      <text:list xml:id="list3533216243" text:style-name="WWNum30">
        <text:list-item>
          <text:p text:style-name="P52"><text:span text:style-name="T11">Payroll</text:span></text:p>
        </text:list-item>
        <text:list-item>
          <text:p text:style-name="P52"><text:span text:style-name="T11">Provident Fund Management</text:span></text:p>
        </text:list-item>
        <text:list-item>
          <text:p text:style-name="P52"><text:span text:style-name="T11">Pension Management</text:span></text:p>
        </text:list-item>
        <text:list-item>
          <text:p text:style-name="P52"><text:span text:style-name="T11">Investment Management</text:span></text:p>
        </text:list-item>
      </text:list>
      <text:p text:style-name="P7"><text:span text:style-name="T11">3.1.8. ONLINE REPORTING SYSTEMS</text:span></text:p>
      <text:p text:style-name="P7"><text:span text:style-name="T11">Some Online Reporting Systems are prevalent in BDBL. Below we mention the names of these online reporting systems.</text:span></text:p>
      <text:list xml:id="list231769488" text:style-name="WWNum31">
        <text:list-item>
          <text:p text:style-name="P53"><text:span text:style-name="T11">goAML of Bangladesh Bank</text:span></text:p>
        </text:list-item>
        <text:list-item>
          <text:p text:style-name="P53"><text:span text:style-name="T11">ISS</text:span></text:p>
        </text:list-item>
        <text:list-item>
          <text:p text:style-name="P53"><text:span text:style-name="T11">Foreign Accounts Tax Compliance Act (FATCA)</text:span></text:p>
        </text:list-item>
      </text:list>
      <text:p text:style-name="P7"><text:span text:style-name="T11">3.1.8.1 goAML</text:span></text:p>
      <text:p text:style-name="P7"><text:span text:style-name="T11">Terrorist financing and money-laundering are major threats to financial institutions as they hamper the security and regularity of financial institutions. goAML is a solution provided by the United Nations Office on Drugs and Crime. It was designed to be used by Financial Intelligence Units. goAML has the following features. </text:span></text:p>
      <text:list xml:id="list813067295" text:style-name="WWNum38">
        <text:list-item>
          <text:p text:style-name="P54"><text:span text:style-name="T11">Data Collection</text:span></text:p>
        </text:list-item>
        <text:list-item>
          <text:p text:style-name="P54"><text:span text:style-name="T11">Data Clean Up</text:span></text:p>
        </text:list-item>
        <text:list-item>
          <text:p text:style-name="P54"><text:span text:style-name="T11">Ad-hoc Queries and matching</text:span></text:p>
        </text:list-item>
        <text:list-item>
          <text:p text:style-name="P54"><text:soft-page-break/><text:span text:style-name="T11">Statistical reports</text:span></text:p>
        </text:list-item>
        <text:list-item>
          <text:p text:style-name="P54"><text:span text:style-name="T11">Profiling</text:span></text:p>
        </text:list-item>
        <text:list-item>
          <text:p text:style-name="P54"><text:span text:style-name="T11">Structured Analysis</text:span></text:p>
        </text:list-item>
        <text:list-item>
          <text:p text:style-name="P54"><text:span text:style-name="T11">Intelligence report writer</text:span></text:p>
        </text:list-item>
        <text:list-item>
          <text:p text:style-name="P54"><text:span text:style-name="T11">Intelligence File Management System</text:span></text:p>
        </text:list-item>
        <text:list-item>
          <text:p text:style-name="P54"><text:span text:style-name="T11">Integration and/or data acquisition</text:span></text:p>
        </text:list-item>
      </text:list>
      <text:p text:style-name="P7"><text:span text:style-name="T11">[</text:span><text:span text:style-name="T9">figure dewa jay</text:span><text:span text:style-name="T11">] </text:span></text:p>
      <text:p text:style-name="P6"/>
      <text:p text:style-name="P7"><text:span text:style-name="T11">3.1.8.2. ISS</text:span></text:p>
      <text:p text:style-name="P7"><text:span text:style-name="T11">ISS stands for Integration Supervision System. It is a web based monitoring tool. Its task is to integrate the existing multifold supervision mechanism of Bangladesh. Below we state the goals of ISS.</text:span></text:p>
      <text:list xml:id="list3452215305" text:style-name="WWNum39">
        <text:list-item>
          <text:p text:style-name="P55"><text:span text:style-name="T11">Integrating supervision Information</text:span></text:p>
        </text:list-item>
        <text:list-item>
          <text:p text:style-name="P55"><text:span text:style-name="T11">Ensuring quality supervision</text:span></text:p>
        </text:list-item>
        <text:list-item>
          <text:p text:style-name="P55"><text:span text:style-name="T11">Adopting risk based supervision approach</text:span></text:p>
        </text:list-item>
        <text:list-item>
          <text:p text:style-name="P55"><text:span text:style-name="T11">Reducing the number of times of monitoring </text:span></text:p>
        </text:list-item>
      </text:list>
      <text:p text:style-name="P7"><text:span text:style-name="T11">3.1.8.3. FOREIGN ACCOUNTS TAX COMPLIANCE ACT (FATCA)</text:span></text:p>
      <text:p text:style-name="P7"><text:span text:style-name="T11">According to IRS, “The Foreign Account Tax Compliance Act (FATCA) generally requires that foreign financial Institutions and certain other non-financial foreign entities report on the foreign assets held by their U.S. account holders or be subject to withholding on withholdable payments.” FATCA emerged from the HIRE Act.  The original act included legislation requiring U.S. individuals to report about their foreign financial accounts and foreign assets depending on their value.</text:span></text:p>
      <text:p text:style-name="P7"><text:span text:style-name="T11">3.1.9. EMAIL SERVICE</text:span></text:p>
      <text:p text:style-name="P7"><text:span text:style-name="T11">BDBL has its own domain based email service. Its bandwidth is 15MB.</text:span></text:p>
      <text:p text:style-name="P7"><text:span text:style-name="T11">3.1.10. BDBL FILE TRANSFER SYSTEM (BFTS)</text:span></text:p>
      <text:p text:style-name="P7"><text:span text:style-name="T11">BFTS stands for BDBL File Transfer System. It is an alternative to mailing. Through the BDBL File Transfer Systems, data and files can be exchanged between branches.</text:span></text:p>
      <text:p text:style-name="P7"><text:span text:style-name="T11">3.1.11 eScan ANTIVIRUS</text:span></text:p>
      <text:p text:style-name="P7"><text:soft-page-break/><text:span text:style-name="T11">Firewall safeguards the system from most of the vulnerabilities. However firewall has its loopholes. There exist some threats that can pass the firewall unnoticed because it was part of a mail attachment or some other reason. For this purpose, experts recommend an additional security to protect devices. These additional layers are called anti- virus. <text:s/></text:span></text:p>
      <text:p text:style-name="P7"><text:span text:style-name="T11">Financial Institutions like BDBL are at a greater risk of unauthorized accesses. BDBL uses eScan Antivirus (corporate version) for protecting its systems. The expected task of the antivirus is as follows. </text:span></text:p>
      <text:list xml:id="list466276149" text:style-name="WWNum32">
        <text:list-item>
          <text:p text:style-name="P56"><text:span text:style-name="T11">User control</text:span></text:p>
        </text:list-item>
        <text:list-item>
          <text:p text:style-name="P56"><text:span text:style-name="T11">Content control</text:span></text:p>
        </text:list-item>
        <text:list-item>
          <text:p text:style-name="P56"><text:span text:style-name="T11">Blocking malware/virus</text:span></text:p>
        </text:list-item>
      </text:list>
      <text:p text:style-name="P7"><text:span text:style-name="T11">eScan platform claims to provide the following services.</text:span></text:p>
      <text:list xml:id="list3604230956" text:style-name="WWNum33">
        <text:list-item>
          <text:p text:style-name="P57"><text:span text:style-name="T11">Endpoint Security</text:span></text:p>
        </text:list-item>
        <text:list-item>
          <text:p text:style-name="P57"><text:span text:style-name="T11">Low Memory Usage</text:span></text:p>
        </text:list-item>
        <text:list-item>
          <text:p text:style-name="P57"><text:span text:style-name="T11">FREE eScan Remote Support</text:span></text:p>
        </text:list-item>
        <text:list-item>
          <text:p text:style-name="P57"><text:span text:style-name="T11">White-listing</text:span></text:p>
        </text:list-item>
        <text:list-item>
          <text:p text:style-name="P57"><text:span text:style-name="T11">Malware URL Filter</text:span></text:p>
        </text:list-item>
        <text:list-item>
          <text:p text:style-name="P57"><text:span text:style-name="T11">Comprehensive Protection with Virtual Keyboard</text:span></text:p>
        </text:list-item>
        <text:list-item>
          <text:p text:style-name="P57"><text:span text:style-name="T11">Protection from accidental detections of Operating System files (false-positives)</text:span></text:p>
        </text:list-item>
        <text:list-item>
          <text:p text:style-name="P57"><text:span text:style-name="T11">Auto-detection of gaming mode</text:span></text:p>
        </text:list-item>
        <text:list-item>
          <text:p text:style-name="P57"><text:span text:style-name="T11">OS vulnerability checks</text:span></text:p>
        </text:list-item>
        <text:list-item>
          <text:p text:style-name="P57"><text:span text:style-name="T11">Auto and free feature addition during the period of contract</text:span></text:p>
        </text:list-item>
        <text:list-item>
          <text:p text:style-name="P57"><text:span text:style-name="T11">Auto-backup of critical files</text:span></text:p>
        </text:list-item>
        <text:list-item>
          <text:p text:style-name="P57"><text:span text:style-name="T11">Windows Based eScan Rescue Disk</text:span></text:p>
        </text:list-item>
        <text:list-item>
          <text:p text:style-name="P57"><text:span text:style-name="T11">Works in Safe Mode</text:span></text:p>
        </text:list-item>
        <text:list-item>
          <text:p text:style-name="P57"><text:span text:style-name="T11">Customization</text:span></text:p>
        </text:list-item>
      </text:list>
      <text:p text:style-name="P7"><text:span text:style-name="T11">3.1.12. IPSec VPN</text:span></text:p>
      <text:p text:style-name="P7"><text:span text:style-name="T11">IPSec stands for Internet Protocol Security. VPN stands for Virtual Private Network. Internet Protocol Security (IPsec) VPN refers to the process of creating and managing VPN connections or services using an IPsec protocol suite. It is a secure means of creating VPN that adds IPsec bundled security features to VPN network packets. IPsec VPN is also known as VPN over IPsec.</text:span></text:p>
      <text:p text:style-name="P7"><text:span text:style-name="T11">BDBL makes use of IPSec VPN for Core Banking Solutions.</text:span></text:p>
      <text:h text:style-name="P41" text:outline-level="2"><text:soft-page-break/><text:span text:style-name="T28"><text:line-break/>Techopedia explains </text:span><text:span text:style-name="it"><text:span text:style-name="T29">Internet Protocol Security VPN (IPsec VPN) in the following way.</text:span></text:span></text:h>
      <text:h text:style-name="P41" text:outline-level="2"><text:span text:style-name="it"><text:span text:style-name="T29">“</text:span></text:span><text:span text:style-name="T28">IPsec primarily utilizes tunnel mode for creating VPN tunnels. IPsec provides an enhanced level of security on VPN connections by default by providing authentication, encryption and compression services at the network level of VPN. This is achieved through the encapsulated security payload (ESP), authentication header (AH) and IP payload compression (IPComp) protocol. For each outgoing IP packet it is encapsulated and secured using the IPsec packet.” [</text:span><text:span text:style-name="T10">REFERENCE Boshbe</text:span><text:span text:style-name="T28"> ]</text:span></text:h>
      <text:p text:style-name="Standard"><text:span text:style-name="T12">3.1.13. SMS SERVICES</text:span></text:p>
      <text:p text:style-name="Standard"><text:span text:style-name="T12">BDBL has a dedicated SMS Services which keep customers notified of all of their account activities.The following services are prevalent at the moment.</text:span></text:p>
      <text:list xml:id="list304550382" text:style-name="WWNum34">
        <text:list-item>
          <text:p text:style-name="P69"><text:span text:style-name="T11">Alert System Service for Customer Accounts Transaction</text:span></text:p>
        </text:list-item>
        <text:list-item>
          <text:p text:style-name="P69"><text:span text:style-name="T11">Balance Confirmation</text:span></text:p>
        </text:list-item>
        <text:list-item>
          <text:p text:style-name="P69"><text:span text:style-name="T11">Last Five Transaction Reporting</text:span></text:p>
        </text:list-item>
        <text:list-item>
          <text:p text:style-name="P69"><text:span text:style-name="T11">Push Pull Service</text:span></text:p>
        </text:list-item>
      </text:list>
      <text:p text:style-name="P7"><text:span text:style-name="T11">3.1.14. ORACLE DATABASE</text:span></text:p>
      <text:p text:style-name="P7"><text:span text:style-name="T11">Oracle Database is more commonly known as Oracle. It is a multi-model database management system produced and marketed by Oracle Corporation. The database is widely used for the operations.[</text:span><text:span text:style-name="T9">reference</text:span><text:span text:style-name="T11">]</text:span></text:p>
      <text:list xml:id="list83965055" text:style-name="WWNum35">
        <text:list-item>
          <text:p text:style-name="P58"><text:span text:style-name="T11">Online Transaction Processing</text:span></text:p>
        </text:list-item>
        <text:list-item>
          <text:p text:style-name="P58"><text:span text:style-name="T11">Data Warehousing</text:span></text:p>
        </text:list-item>
        <text:list-item>
          <text:p text:style-name="P58"><text:span text:style-name="T11">Mixed Database Workload</text:span></text:p>
        </text:list-item>
      </text:list>
      <text:p text:style-name="P7"><text:span text:style-name="T11">For the purpose of storing the huge chunk of data, BDBN uses Oracle Database Version 11G. 11G has the following features.</text:span></text:p>
      <text:list xml:id="list1197986859" text:style-name="WWNum36">
        <text:list-item>
          <text:p text:style-name="P59"><text:span text:style-name="T11">Active Data Guard</text:span></text:p>
        </text:list-item>
        <text:list-item>
          <text:p text:style-name="P59"><text:span text:style-name="T11">Secure Files </text:span></text:p>
        </text:list-item>
        <text:list-item>
          <text:p text:style-name="P59"><text:span text:style-name="T11">Exadata</text:span></text:p>
        </text:list-item>
      </text:list>
      <text:p text:style-name="P7"><text:span text:style-name="T11">3.1.15. MICROSOFT EXCHANGE SERVER</text:span></text:p>
      <text:p text:style-name="P14"><text:span text:style-name="T11"><text:s/>Main server </text:span><text:span text:style-name="T14">is needed to be </text:span><text:span text:style-name="T11">configure</text:span><text:span text:style-name="T14">d.</text:span><text:span text:style-name="T11"> Verification </text:span><text:span text:style-name="T14">is also </text:span><text:span text:style-name="T11">needed. </text:span><text:span text:style-name="T14">They do not have strong backup. They are trying to solve this problem. They are </text:span><text:soft-page-break/><text:span text:style-name="T14">thinking to buy some backup servers so that all data can be retrieved if any server gets down. </text:span></text:p>
      <text:p text:style-name="P14"><text:span text:style-name="T11"/></text:p>
      <text:p text:style-name="P14"><text:span text:style-name="T11">3.1.16. SSL</text:span></text:p>
      <text:p text:style-name="P7"><text:span text:style-name="T11">SSL stands for Security Socket Layer.</text:span></text:p>
      <text:p text:style-name="P7"><text:span text:style-name="T11">According to Digicert[ </text:span><text:span text:style-name="T9">Reference</text:span><text:span text:style-name="T11">], When a browser tries to access a website which is secured by <text:s/>SSL, the browser and the web server build an SSL connection. The incident is termed as an “SSL Handshake”. The handshake takes place at one and is invisible to user.</text:span></text:p>
      <text:p text:style-name="P7"><text:span text:style-name="T11">An SSL connection requires three keys in order to be set up: public, private and session keys. </text:span></text:p>
      <text:p text:style-name="P7"><text:span text:style-name="T11">The encryption of a public key can only be decrypted by the corresponding private key. Encryption and decryption consumes a huge amount of processing power. For this purpose, these keys are only used during the SSL Handshake. The objective is to create a symmetric session key. After the secure connection is made, the session key is used to encrypt all transmitted data.</text:span></text:p>
      <text:p text:style-name="P7"><text:span text:style-name="T11">BDBL has integrated SSL in their system to protect data.</text:span></text:p>
      <text:p text:style-name="P7"><text:span text:style-name="T11">3.1.17. EXCHANGE ONLINE PROTECTION (EOP)</text:span></text:p>
      <text:p text:style-name="P7"><text:span text:style-name="T11">Exchange Online Protection is a hosted e-mail security service. The service is owned by Microsoft. The primary objective of Exchange Online Protection is mentioned as follows.</text:span></text:p>
      <text:list xml:id="list2568530786" text:style-name="WWNum37">
        <text:list-item>
          <text:p text:style-name="P60"><text:span text:style-name="T11">Filtering spam</text:span></text:p>
        </text:list-item>
        <text:list-item>
          <text:p text:style-name="P60"><text:span text:style-name="T11">Removal of computer viruses from e-mail messages</text:span></text:p>
        </text:list-item>
      </text:list>
      <text:p text:style-name="P7"><text:span text:style-name="T11">BDBL uses EOP services to maintain email security.</text:span></text:p>
      <text:p text:style-name="Standard"><text:span text:style-name="T12">3.2. THE CHALLENGES</text:span></text:p>
      <text:p text:style-name="Standard"><text:span text:style-name="T12">The challenges encountered by BDBL when implementing the informations systems are stated as follows.</text:span></text:p>
      <text:p text:style-name="P7"><text:span text:style-name="T12">1. <text:s text:c="5"/>Single Connection between Head Office and Branch</text:span></text:p>
      <text:p text:style-name="P7"><text:span text:style-name="T12">In ideal situations, there would be multiple connections between head office and a branch. Having multiple connections reduces the chance of becoming </text:span><text:soft-page-break/><text:span text:style-name="T12">disconnected and losing in case of failure. BDBL is facing a challenging atmosphere because of the existence of a single connection between the headquarters and a branch.</text:span></text:p>
      <text:list xml:id="list183018377757656" text:continue-list="list2341467101" text:style-name="WWNum4">
        <text:list-item>
          <text:p text:style-name="P61"><text:span text:style-name="T11">Lack of Firewall <text:s/></text:span></text:p>
        </text:list-item>
      </text:list>
      <text:p text:style-name="P7"><text:span text:style-name="T11">While antivirus software helps to protect the file system of a device, a firewall, in most cases, has the ability to prevent that intrusion in the first place. Firewalls can monitor network traffic and can block undesired traffic. Not having a firewall puts BDBL at a risk of going under the siege of perpetrators. The damage a single perpetrator can cause on a financial institute cannot be limited by terming it as “massive”.</text:span></text:p>
      <text:list xml:id="list183018568224551" text:continue-numbering="true" text:style-name="WWNum4">
        <text:list-item>
          <text:p text:style-name="P61"><text:span text:style-name="T11">Poor Condition of Data Center </text:span></text:p>
        </text:list-item>
      </text:list>
      <text:p text:style-name="P7"><text:span text:style-name="T11">Data center is a space or building which serves the purpose of housing computers and associated machineries. BDBL being a state owned commercial financial institution has been running on manual banking procedures until recently. It is running several projects for digitalizing the overall banking procedure. For this, the condition of data centers is not as good as commercial banks run by private organizations. BDBL has plans of purchasing more powerful severs and establishing SAN (Storage Area Network).</text:span></text:p>
      <text:list xml:id="list183017795812241" text:continue-numbering="true" text:style-name="WWNum4">
        <text:list-item>
          <text:p text:style-name="P61"><text:span text:style-name="T11">Lack of Manpower Specialized in Information Technology</text:span></text:p>
        </text:list-item>
      </text:list>
      <text:p text:style-name="P7"><text:span text:style-name="T11">As mentioned before that BDBL has embraced the use of technology very recently. Thus it lacks manpower who expertise in the use of technology. The recruitment procedure is also an impediment in recruiting a batch of skilled persons. The deficit stands in the way of approaching the challenges of implementing information systems.</text:span></text:p>
      <text:list xml:id="list183018904439873" text:continue-numbering="true" text:style-name="WWNum4">
        <text:list-item>
          <text:p text:style-name="P61"><text:span text:style-name="T11">Insufficient Data Recovery Precautions</text:span></text:p>
        </text:list-item>
      </text:list>
      <text:p text:style-name="P7"><text:span text:style-name="T11">BDBL has just one data center till date. It is located in Karwan Bazar, Dhaka. To sum up the problem of just one data center, the existing data center is not yet complete. It just exists for compliance. In case of natural disaster, collapse of building, fire incident or any other disaster that can cause destruction of the data center would mean an unrecoverable loss of data.</text:span></text:p>
      <text:p text:style-name="P7"><text:span text:style-name="T11">An ideal plan would be to have multiple data centers at different geo-locations with several copies of the same data. Recently, BDBL has </text:span><text:soft-page-break/><text:span text:style-name="T11">established plans to build a ten-floor data center near Khulna as it less prone to earthquakes.</text:span></text:p>
      <text:list xml:id="list183017234455675" text:continue-numbering="true" text:style-name="WWNum4">
        <text:list-item>
          <text:p text:style-name="P61"><text:span text:style-name="T11">Database and Network Administrator with No Business Background</text:span></text:p>
        </text:list-item>
      </text:list>
      <text:p text:style-name="P7"><text:span text:style-name="T11">Ideal situations demand a Database Administrator to have no knowledge about business. The general perception is that being clueless of business schemes would de-motivate an individual to take risks for personal financial gain. BDBL, however, has no separate professional.</text:span></text:p>
      <text:list xml:id="list183018358502114" text:continue-numbering="true" text:style-name="WWNum4">
        <text:list-item>
          <text:p text:style-name="P61"><text:span text:style-name="T11">Absence of Independent Security Department</text:span></text:p>
        </text:list-item>
      </text:list>
      <text:p text:style-name="P7"><text:span text:style-name="T11">BDBL has no separate Information Security team to keep up the system defenses. However, they have stated they are in the process of recruiting.</text:span></text:p>
      <text:list xml:id="list183018039902659" text:continue-numbering="true" text:style-name="WWNum4">
        <text:list-item>
          <text:p text:style-name="P61"><text:span text:style-name="T11">Absence of Independent Audit Team</text:span></text:p>
        </text:list-item>
      </text:list>
      <text:p text:style-name="P7"><text:span text:style-name="T11">BDBL has no separate Auditing Team. Thus risk assessments in the information system are not conducted properly.</text:span></text:p>
      <text:list xml:id="list183018746868658" text:continue-numbering="true" text:style-name="WWNum4">
        <text:list-item>
          <text:p text:style-name="P61"><text:span text:style-name="T11">Absence of Syslog Server</text:span></text:p>
        </text:list-item>
      </text:list>
      <text:p text:style-name="P7"><text:span text:style-name="T11">Syslog, which is a standard protocol, stands for </text:span><text:span text:style-name="T13">System Logging Protocol. </text:span><text:span text:style-name="T11">The protocol is used for </text:span><text:span text:style-name="T13">sending system log or event messages to a specific server</text:span><text:span text:style-name="T11">, a syslog server. The protocol is enabled on most network equipment such as routers, switches, firewalls, and even some printers and scanners. It is mainly used to gather several device logs from different machines in a central location. The purpose of collecting of device logs is to monitoring and reviewing activities. </text:span></text:p>
      <text:p text:style-name="P7"><text:span text:style-name="T11">BDBL has no implementation of syslog server till today. Thus monitoring and locating a missed record becomes quite a hassle.</text:span></text:p>
      <text:list xml:id="list183017645814739" text:continue-numbering="true" text:style-name="WWNum4">
        <text:list-item>
          <text:p text:style-name="P61"><text:span text:style-name="T11">Absence of AAA Server</text:span></text:p>
        </text:list-item>
      </text:list>
      <text:p text:style-name="P7"><text:span text:style-name="T11">AAA in AAA server stands for authentication, authorization and accounting services. The AAA server is dedicated for handling user requests for </text:span><text:a xlink:type="simple" xlink:href="https://whatis.techtarget.com/definition/access" text:style-name="ListLabel_20_176" text:visited-style-name="ListLabel_20_176"><text:span text:style-name="Internet_20_link"><text:span text:style-name="T30">access</text:span></text:span></text:a><text:span text:style-name="T11"> to computer resources. It provides authentication, authorization and accounting services for an enterprise. BDBL has no AAA server. Thus an authorized person can gain access to the system and perform actions it has virtually no authorization over. Accounts can be manipulated and money may get leaked.</text:span></text:p>
      <text:list xml:id="list183017967203966" text:continue-numbering="true" text:style-name="WWNum4">
        <text:list-item>
          <text:p text:style-name="P61"><text:span text:style-name="T11">System Vulnerability</text:span></text:p>
        </text:list-item>
      </text:list>
      <text:p text:style-name="P7"><text:soft-page-break/><text:span text:style-name="T11">A secure system is a reflection of the CIA triad. CIA stands for Confidentiality, Integrity and Availability. It is a model that serves as a guide of information security within an organization. Confidentiality is the set of principles that places a barricade on access to information. Integrity is the assurance that the information is reliable and correct. Availability represents reliable access to the information by the authorized party. </text:span></text:p>
      <text:p text:style-name="P7"><text:span text:style-name="T11">BDBL has stated that their information systems are deficit in the CIA criteria.</text:span></text:p>
      <text:list xml:id="list183018276459447" text:continue-numbering="true" text:style-name="WWNum4">
        <text:list-item>
          <text:p text:style-name="P61"><text:span text:style-name="T11">No Existence of Active Directory</text:span></text:p>
        </text:list-item>
      </text:list>
      <text:p text:style-name="P7"><text:span text:style-name="T11">Active Directory is a software developed by Microsoft. As stated by the Intermedia Team[</text:span><text:span text:style-name="T9">value</text:span><text:span text:style-name="T11">] Information Technology Administrator makes use of Active Directory to organize the hierarchy of the computers in an organization i.e. which computers belong to which network, which users have access to a certain repository.</text:span></text:p>
      <text:p text:style-name="P7"><text:span text:style-name="T11">BDBL has plans of purchasing Active Directory to limit access to sensitive data and prevent spyware incidents.</text:span></text:p>
      <text:list xml:id="list183017703242949" text:continue-numbering="true" text:style-name="WWNum4">
        <text:list-item>
          <text:p text:style-name="P61"><text:span text:style-name="T11">Absence of Maintenance Team</text:span></text:p>
        </text:list-item>
      </text:list>
      <text:p text:style-name="P7"><text:span text:style-name="T11">BDBL has no maintenance team. Thus bugs and problems of the existing information system remain unsolved for a long time.</text:span></text:p>
      <text:list xml:id="list183018430242431" text:continue-numbering="true" text:style-name="WWNum4">
        <text:list-item>
          <text:p text:style-name="P61"><text:span text:style-name="T11">Display to Monitor Branch Services</text:span></text:p>
        </text:list-item>
      </text:list>
      <text:p text:style-name="P7"><text:span text:style-name="T11">Currently a display exists in the Information Systems Operation Room. It shows the up and down f network connections between the head-office and remote branches. BDBL however plans to construct a display that will show all banking activities that are going on in the branches.</text:span></text:p>
      <text:list xml:id="list183018616765737" text:continue-numbering="true" text:style-name="WWNum4">
        <text:list-item>
          <text:p text:style-name="P61"><text:span text:style-name="T11">Vendor Dependency</text:span></text:p>
        </text:list-item>
      </text:list>
      <text:p text:style-name="P7"><text:span text:style-name="T11">If one becomes dependent to the goods or services provided by a certain (vendor) supplier such that the person is compelled to pay a huge sum of money for switching costs, the situation is called vendor dependency. BDBL is currently dependent on particular vendors. This exposes BDBL to the risk of breach as they believe 27 percent of the breaches emerge from vendor disloyalty.</text:span></text:p>
      <text:list xml:id="list183017953382432" text:continue-numbering="true" text:style-name="WWNum4">
        <text:list-item>
          <text:p text:style-name="P61"><text:span text:style-name="T11">Lack of <text:s/>Incident Response Team</text:span></text:p>
        </text:list-item>
      </text:list>
      <text:p text:style-name="P7"><text:soft-page-break/><text:span text:style-name="T11">BDBL has never faced any data breaches because of its limited use of technology. Thus, there is no existence of an incident response team. They believe an incident response team would be necessary when they decide to include ATM facilities in their services.</text:span></text:p>
      <text:p text:style-name="Standard"/>
      <text:list xml:id="list183018539134059" text:continue-numbering="true" text:style-name="WWNum4">
        <text:list-item>
          <text:p text:style-name="P70">Limitation of CORE Banking Solutions</text:p>
        </text:list-item>
      </text:list>
      <text:p text:style-name="P21">For lack of storage, firewall and other security services, this bank can not enjoy <text:s/>facilities of core banking solutions like ATM booth, mobile banking etc. </text:p>
      <text:list xml:id="list183017920951559" text:continue-numbering="true" text:style-name="WWNum4">
        <text:list-item>
          <text:p text:style-name="P70">Absence of Mobile Banking Opportunities</text:p>
        </text:list-item>
      </text:list>
      <text:p text:style-name="P21">BDBL does not have any mobile banking facility.</text:p>
      <text:list xml:id="list183017526733329" text:continue-numbering="true" text:style-name="WWNum4">
        <text:list-item>
          <text:p text:style-name="P70">Upgradation of SWIFT Alliance Access with Operating System and Server</text:p>
        </text:list-item>
      </text:list>
      <text:p text:style-name="P22">For lack of storage, firewall, weak database and other services, BDBL can not internally upgrade SWIFT which is integrated to CBS . But when main company or vendor updates their software, Swift automatically gets updated. </text:p>
      <text:list xml:id="list183018683387255" text:continue-numbering="true" text:style-name="WWNum4">
        <text:list-item>
          <text:p text:style-name="P70">Upgradation o<text:span text:style-name="T31">f</text:span> BACH</text:p>
          <text:p text:style-name="P71">Upgradation of BACH is on going and soon it will be upgraded to BACH-II. System integration test is also going on.</text:p>
        </text:list-item>
        <text:list-item>
          <text:p text:style-name="P70">e-Library</text:p>
        </text:list-item>
      </text:list>
      <text:p text:style-name="P22">This section is almost completed and very soon it will be open for employees.</text:p>
      <text:list xml:id="list183019156439345" text:continue-numbering="true" text:style-name="WWNum4">
        <text:list-item>
          <text:p text:style-name="P70">e-Attendance</text:p>
        </text:list-item>
      </text:list>
      <text:p text:style-name="P72">Development of e-Attendance is at final stage and very soon it will be completed.</text:p>
      <text:list xml:id="list183018554384309" text:continue-numbering="true" text:style-name="WWNum4">
        <text:list-item>
          <text:p text:style-name="P70">Online Loan Application submission System</text:p>
        </text:list-item>
      </text:list>
      <text:p text:style-name="P73">Work is on progress.</text:p>
      <text:list xml:id="list183018775931251" text:continue-numbering="true" text:style-name="WWNum4">
        <text:list-item>
          <text:p text:style-name="P70">Video Conferencing</text:p>
        </text:list-item>
      </text:list>
      <text:p text:style-name="P72">For video conferencing, BDBL uses skype and other applications. A conference room is used for this purpose. Some other facilities or software used for video conferencing will also be introduced very soon.</text:p>
      <text:list xml:id="list183017275369572" text:continue-numbering="true" text:style-name="WWNum4">
        <text:list-item>
          <text:p text:style-name="P70">Cyber Security Operation System</text:p>
          <text:p text:style-name="P70"/>
          <text:p text:style-name="P71">BDBL does not have any cyber security operation system. </text:p>
        </text:list-item>
      </text:list>
      <text:p text:style-name="Standard"/>
      <text:p text:style-name="Standard"/>
      <text:p text:style-name="Standard"/>
      <text:p text:style-name="Standard"><text:soft-page-break/></text:p>
      <text:p text:style-name="Standard"/>
      <text:h text:style-name="P38" text:outline-level="1"><text:span text:style-name="T20">CHAPTER 3: Conclusion</text:span></text:h>
      <text:p text:style-name="Standard"/>
      <text:p text:style-name="Standard"><text:span text:style-name="T9">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1" text:outline-level="1"><text:span text:style-name="T20">REFERENCES </text:span></text:h>
      <text:p text:style-name="Standard">Chapter 2 Board oF Directors <text:a xlink:type="simple" xlink:href="https://careertrend.com/list-5954250-duties-responsibilities-board-directors-bank.html" text:style-name="ListLabel_20_177" text:visited-style-name="ListLabel_20_177"><text:span text:style-name="Internet_20_link">https://careertrend.com/list-5954250-duties-responsibilities-board-directors-bank.html</text:span></text:a></text:p>
      <text:p text:style-name="Standard">Core Banking Solution Chapter 3 Section <text:s/>1 <text:s/><text:a xlink:type="simple" xlink:href="https://www.nelito.com/blog/what-is-core-banking-solution.html" text:style-name="ListLabel_20_177" text:visited-style-name="ListLabel_20_177"><text:span text:style-name="Internet_20_link">https://www.nelito.com/blog/what-is-core-banking-solution.html</text:span></text:a></text:p>
      <text:p text:style-name="Standard">XPRESS Money Chapter 3 Section 1 <text:a xlink:type="simple" xlink:href="http://www.xpressmoney.com/our-philosophy.php" text:style-name="ListLabel_20_177" text:visited-style-name="ListLabel_20_177"><text:span text:style-name="Internet_20_link">http://www.xpressmoney.com/our-philosophy.php</text:span></text:a></text:p>
      <text:p text:style-name="Standard">Investopedia Chapter 3 Section 1 Foreign Remittance definition <text:a xlink:type="simple" xlink:href="https://www.investopedia.com/terms/f/foreign-remittance.asp" text:style-name="ListLabel_20_177" text:visited-style-name="ListLabel_20_177"><text:span text:style-name="Internet_20_link">https://www.investopedia.com/terms/f/foreign-remittance.asp</text:span></text:a></text:p>
      <text:p text:style-name="Standard">SWIFT chapter 3 section 1 <text:a xlink:type="simple" xlink:href="https://www.swift.com/about-us" text:style-name="ListLabel_20_177" text:visited-style-name="ListLabel_20_177"><text:span text:style-name="Internet_20_link">https://www.swift.com/about-us</text:span></text:a></text:p>
      <text:p text:style-name="Standard">ESCAN chapter 3 section 1 <text:a xlink:type="simple" xlink:href="https://www.escanav.com/en/index.asp" text:style-name="ListLabel_20_177" text:visited-style-name="ListLabel_20_177"><text:span text:style-name="Internet_20_link">https://www.escanav.com/en/index.asp</text:span></text:a></text:p>
      <text:p text:style-name="Standard">IPSEC VPN <text:s/>chapter 3 section 1 <text:a xlink:type="simple" xlink:href="https://www.techopedia.com/definition/30763/internet-protocol-security-vpn-ipsec-vpn" text:style-name="ListLabel_20_177" text:visited-style-name="ListLabel_20_177"><text:span text:style-name="Internet_20_link">https://www.techopedia.com/definition/30763/internet-protocol-security-vpn-ipsec-vpn</text:span></text:a></text:p>
      <text:p text:style-name="Standard">Oracle Database Chapter 3 section 1 <text:a xlink:type="simple" xlink:href="https://download.oracle.com/otndocs/products/spatial/pdf/12c/Multimodel_Database_with_Oracle_Database_12c_Release_2.pdf" text:style-name="ListLabel_20_177" text:visited-style-name="ListLabel_20_177"><text:span text:style-name="Internet_20_link">https://download.oracle.com/otndocs/products/spatial/pdf/12c/Multimodel_Database_with_Oracle_Database_12c_Release_2.pdf</text:span></text:a></text:p>
      <text:p text:style-name="Standard">SSL Chapter 3 section 1 <text:a xlink:type="simple" xlink:href="https://www.digicert.com/ssl/" text:style-name="ListLabel_20_177" text:visited-style-name="ListLabel_20_177"><text:span text:style-name="Internet_20_link">https://www.digicert.com/ssl/</text:span></text:a></text:p>
      <text:p text:style-name="Standard">goAML chapter 3 section 1 <text:a xlink:type="simple" xlink:href="http://goaml.unodc.org/" text:style-name="ListLabel_20_177" text:visited-style-name="ListLabel_20_177"><text:span text:style-name="Internet_20_link">http://goaml.unodc.org/</text:span></text:a></text:p>
      <text:p text:style-name="Standard">ISS chap 3 sec 1 <text:a xlink:type="simple" xlink:href="http://bankerslearninghouse.com/wp-content/uploads/2016/08/Presentation-on-ISS-fundamentals.pdf" text:style-name="ListLabel_20_177" text:visited-style-name="ListLabel_20_177"><text:span text:style-name="Internet_20_link">http://bankerslearninghouse.com/wp-content/uploads/2016/08/Presentation-on-ISS-fundamentals.pdf</text:span></text:a></text:p>
      <text:p text:style-name="Standard">FATCA chap 3 section 1 https://www.irs.gov/businesses/corporations/foreign-account-tax-compliance-act-fatca</text:p>
      <text:p text:style-name="Standard"/>
      <text:p text:style-name="Standard"/>
      <text:p text:style-name="Standard">Syslog Chapter 3 Section 2<text:a xlink:type="simple" xlink:href="https://www.paessler.com/it-explained/syslog" text:style-name="ListLabel_20_177" text:visited-style-name="ListLabel_20_177"><text:span text:style-name="Internet_20_link">https://www.paessler.com/it-explained/syslog</text:span></text:a></text:p>
      <text:p text:style-name="Standard"><text:soft-page-break/>System Vulnerability Chapter 3 Section 2<text:a xlink:type="simple" xlink:href="https://whatis.techtarget.com/definition/Confidentiality-integrity-and-availability-CIA" text:style-name="ListLabel_20_177" text:visited-style-name="ListLabel_20_177"><text:span text:style-name="Internet_20_link">https://whatis.techtarget.com/definition/Confidentiality-integrity-and-availability-CIA</text:span></text:a></text:p>
      <text:p text:style-name="Standard">EFT er jinish potro Chapter 3 Section <text:s/>1 https://www.bb.org.bd/aboutus/regulationguideline/beftn_operatingrules.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padding="0in" fo:border="none"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language-complex="bn" style:country-complex="IN"/>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padding="0in" fo:border="none"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language-complex="bn" style:country-complex="IN"/>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padding="0in" fo:border="none"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language-complex="bn" style:country-complex="IN"/>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fo:padding="0in" fo:border="none"/>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font-size-complex="14pt" style:language-complex="bn" style:country-complex="IN"/>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
      <style:text-properties style:font-name-asian="F" style:font-family-generic-asian="system" style:font-pitch-asian="variable"/>
    </style:style>
    <style:style style:name="Heading_20_1_20_Char" style:display-name="Heading 1 Char" style:family="text" style:parent-style-name="Default_20_Paragraph_20_Font">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language-complex="bn" style:country-complex="IN"/>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language-complex="bn" style:country-complex="IN"/>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language-complex="bn"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it" style:family="text" style:parent-style-name="Default_20_Paragraph_20_Font"/>
    <style:style style:name="st" style:family="text" style:parent-style-name="Default_20_Paragraph_20_Font"/>
    <style:style style:name="ListLabel_20_1" style:display-name="ListLabel 1"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fo:font-size="12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2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2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2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2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2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Arial" fo:font-family="Arial" style:font-family-generic="roman" style:font-pitch="variable" fo:font-size="9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fo:background-color="#ffffff"/>
    </style:style>
    <style:style style:name="ListLabel_20_176" style:display-name="ListLabel 176" style:family="text">
      <style:text-properties fo:color="#00000a" fo:font-size="12pt" style:text-underline-style="none" style:font-size-asian="12pt" style:font-size-complex="12pt"/>
    </style:style>
    <style:style style:name="ListLabel_20_177" style:display-name="ListLabel 17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543in" fo:margin-left="0.354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3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4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4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5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5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5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6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6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6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7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2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3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3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3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362in"/>
        </style:list-level-properties>
        <style:text-properties style:font-name="Wingdings"/>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1.036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36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62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536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36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62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4.036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36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5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5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362in"/>
        </style:list-level-properties>
        <style:text-properties style:font-name="Wingdings"/>
      </text:list-level-style-bullet>
      <text:list-level-style-bullet text:level="2" text:style-name="ListLabel_20_160" style:num-suffix="o" text:bullet-char="o">
        <style:list-level-properties text:list-level-position-and-space-mode="label-alignment">
          <style:list-level-label-alignment text:label-followed-by="listtab" fo:text-indent="-0.25in" fo:margin-left="1.036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36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62in"/>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25in" fo:margin-left="2.536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36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62in"/>
        </style:list-level-properties>
        <style:text-properties style:font-name="Symbol"/>
      </text:list-level-style-bullet>
      <text:list-level-style-bullet text:level="8" text:style-name="ListLabel_20_162" style:num-suffix="o" text:bullet-char="o">
        <style:list-level-properties text:list-level-position-and-space-mode="label-alignment">
          <style:list-level-label-alignment text:label-followed-by="listtab" fo:text-indent="-0.25in" fo:margin-left="4.036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36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al World Challenges of Implementing Information Systems in Financial Institution: the Perspective of Bangladesh Development Bank Limited (BDBL)</dc:title>
    <dc:subject>Term Paper</dc:subject>
    <meta:initial-creator>R</meta:initial-creator>
    <meta:editing-cycles>68</meta:editing-cycles>
    <meta:creation-date>2018-11-08T21:06:00</meta:creation-date>
    <dc:date>2018-11-16T18:30:16.782135179</dc:date>
    <meta:editing-duration>PT2H50M8S</meta:editing-duration>
    <meta:generator>LibreOffice/6.0.3.2$Linux_X86_64 LibreOffice_project/00m0$Build-2</meta:generator>
    <meta:document-statistic meta:table-count="2" meta:image-count="0" meta:object-count="0" meta:page-count="33" meta:paragraph-count="487" meta:word-count="6844" meta:character-count="45125" meta:non-whitespace-character-count="38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